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2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writing-mode="lr-tb"/>
      <style:text-properties style:font-name="Times New Roman" fo:font-size="14pt" fo:font-weight="bold" officeooo:rsid="001b3674" officeooo:paragraph-rsid="001b3674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style:page-number="auto" fo:background-color="transparent" style:writing-mode="lr-tb"/>
      <style:text-properties style:font-name="Times New Roman" fo:font-size="14pt" officeooo:rsid="001b3674" officeooo:paragraph-rsid="001b3674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2aacb3" officeooo:paragraph-rsid="002aacb3" style:font-name-asian="Times New Roman1" style:font-size-asian="14pt" style:font-name-complex="Times New Roman1" style:font-size-complex="14pt"/>
    </style:style>
    <style:style style:name="P19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2dc0f8" officeooo:paragraph-rsid="002dc0f8" style:font-name-asian="Times New Roman1" style:font-size-asian="14pt" style:font-name-complex="Times New Roman1" style:font-size-complex="14pt"/>
    </style:style>
    <style:style style:name="P21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officeooo:paragraph-rsid="00263764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officeooo:rsid="002aacb3" officeooo:paragraph-rsid="002aacb3"/>
    </style:style>
    <style:style style:name="P27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style:font-name="Times New Roman" fo:font-size="14pt" fo:font-weight="normal" officeooo:rsid="002dc0f8" officeooo:paragraph-rsid="002dc0f8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list-style-name="L3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style:font-name="Times New Roman" fo:font-size="14pt" fo:font-weight="normal" officeooo:rsid="002dc0f8" officeooo:paragraph-rsid="002e82ab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margin-top="0.423cm" fo:margin-bottom="0.423cm" loext:contextual-spacing="false" fo:line-height="100%" fo:text-align="justify" style:justify-single-word="false" fo:orphans="0" fo:widows="0" fo:background-color="#ffffff"/>
      <style:text-properties fo:color="#000000" officeooo:paragraph-rsid="002e82ab"/>
    </style:style>
    <style:style style:name="P3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rsid="002dc0f8" officeooo:paragraph-rsid="002dc0f8" style:font-name-asian="Times New Roman1" style:font-size-asian="14pt" style:font-weight-asian="normal" style:font-name-complex="Times New Roman1" style:font-size-complex="14pt"/>
    </style:style>
    <style:style style:name="P3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2f170d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officeooo:paragraph-rsid="002f170d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paragraph-rsid="002e82ab" style:font-weight-asian="normal" style:font-weight-complex="normal"/>
    </style:style>
    <style:style style:name="P3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2f170d"/>
    </style:style>
    <style:style style:name="P3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9" style:family="paragraph" style:parent-style-name="Preformatted_20_Text">
      <loext:graphic-properties draw:fill="solid" draw:fill-color="#ffffff" draw:opacity="100%"/>
      <style:paragraph-properties fo:line-height="100%" fo:text-align="justify" style:justify-single-word="false" fo:orphans="0" fo:widows="0" fo:background-color="#ffffff"/>
      <style:text-properties fo:color="#008000" style:font-name="DejaVu Sans Mono" fo:font-size="10pt" fo:font-weight="bold" officeooo:rsid="00165c1e" officeooo:paragraph-rsid="002f170d" style:font-name-asian="Times New Roman1" style:font-size-asian="10pt" style:font-weight-asian="bold" style:font-name-complex="Times New Roman1" style:font-size-complex="10pt" style:font-weight-complex="bold"/>
    </style:style>
    <style:style style:name="P40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808080" style:font-name="DejaVu Sans Mono" officeooo:paragraph-rsid="002f170d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2" style:family="paragraph" style:parent-style-name="Preformatted_20_Text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style:font-name="DejaVu Sans Mono" officeooo:rsid="002aacb3" officeooo:paragraph-rsid="002aacb3"/>
    </style:style>
    <style:style style:name="P43" style:family="paragraph" style:parent-style-name="Preformatted_20_Text">
      <loext:graphic-properties draw:fill="solid" draw:fill-color="#ffffff" draw:opacity="100%"/>
      <style:paragraph-properties fo:margin-top="0.423cm" fo:margin-bottom="0.423cm" loext:contextual-spacing="false" fo:line-height="100%" fo:text-align="justify" style:justify-single-word="false" fo:orphans="0" fo:widows="0" fo:background-color="#ffffff"/>
      <style:text-properties fo:color="#000000" style:font-name="DejaVu Sans Mono" fo:font-weight="normal" officeooo:rsid="002aacb3" officeooo:paragraph-rsid="002e82ab" style:font-weight-asian="normal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fo:color="#1155cc" style:font-name="Times New Roman" fo:font-size="14pt" style:text-underline-style="solid" style:text-underline-width="auto" style:text-underline-color="font-color" officeooo:rsid="002dc0f8" style:font-name-asian="Times New Roman1" style:font-size-asian="14pt" style:font-name-complex="Times New Roman1" style:font-size-complex="14pt"/>
    </style:style>
    <style:style style:name="T4" style:family="text">
      <style:text-properties fo:color="#808000"/>
    </style:style>
    <style:style style:name="T5" style:family="text">
      <style:text-properties fo:color="#808000" fo:font-weight="bold" style:font-weight-asian="bold" style:font-weight-complex="bold"/>
    </style:style>
    <style:style style:name="T6" style:family="text">
      <style:text-properties fo:color="#808000" fo:font-weight="normal" style:font-weight-asian="normal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8000" style:font-name="DejaVu Sans Mono" fo:font-weight="bold"/>
    </style:style>
    <style:style style:name="T11" style:family="text">
      <style:text-properties fo:color="#008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80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DejaVu Sans Mono" fo:font-weight="bold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/>
    </style:style>
    <style:style style:name="T17" style:family="text">
      <style:text-properties style:font-name="DejaVu Sans Mono"/>
    </style:style>
    <style:style style:name="T18" style:family="text">
      <style:text-properties officeooo:rsid="00249772"/>
    </style:style>
    <style:style style:name="T19" style:family="text">
      <style:text-properties fo:color="#000000" style:font-weight-complex="normal"/>
    </style:style>
    <style:style style:name="T20" style:family="text">
      <style:text-properties fo:color="#000000" officeooo:rsid="002aacb3" style:font-weight-complex="normal"/>
    </style:style>
    <style:style style:name="T21" style:family="text">
      <style:text-properties officeooo:rsid="002dc0f8"/>
    </style:style>
    <style:style style:name="T22" style:family="text">
      <style:text-properties officeooo:rsid="002e82ab"/>
    </style:style>
    <style:style style:name="T23" style:family="text">
      <style:text-properties style:font-name="Liberation Serif" fo:font-size="14pt" fo:font-weight="bold" officeooo:rsid="002e82ab" style:font-size-asian="12.25pt" style:font-weight-asian="bold" style:font-size-complex="14pt" style:font-weight-complex="bold"/>
    </style:style>
    <style:style style:name="T24" style:family="text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5" style:family="text">
      <style:text-properties fo:font-size="14pt" fo:font-weight="bold" officeooo:rsid="002f170d" style:font-name-asian="Times New Roman1" style:font-size-asian="14pt" style:font-weight-asian="bold" style:font-name-complex="Times New Roman1" style:font-size-complex="14pt" style:font-weight-complex="bold"/>
    </style:style>
    <style:style style:name="T26" style:family="text">
      <style:text-properties fo:color="#1f542e" fo:font-weight="bold"/>
    </style:style>
    <style:style style:name="T27" style:family="text">
      <style:text-properties fo:color="#1f542e" style:font-name="DejaVu Sans Mono" fo:font-weight="bold"/>
    </style:style>
    <style:style style:name="T28" style:family="text">
      <style:text-properties fo:color="#008080"/>
    </style:style>
    <style:style style:name="T29" style:family="text">
      <style:text-properties fo:color="#008080" style:font-name="DejaVu Sans Mono"/>
    </style:style>
    <style:style style:name="T30" style:family="text">
      <style:text-properties fo:color="#371f80"/>
    </style:style>
    <style:style style:name="T31" style:family="text">
      <style:text-properties fo:color="#371f80" style:font-name="DejaVu Sans Mono"/>
    </style:style>
    <style:style style:name="T32" style:family="text">
      <style:text-properties officeooo:rsid="002f170d"/>
    </style:style>
    <style:style style:name="T33" style:family="text">
      <style:text-properties fo:color="#660e7a"/>
    </style:style>
    <style:style style:name="T34" style:family="text">
      <style:text-properties fo:color="#660e7a" style:font-name="DejaVu Sans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авиационный институт</text:p>
      <text:p text:style-name="P4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3"><text:s/></text:p>
      <text:p text:style-name="P3"><text:s/></text:p>
      <text:p text:style-name="P3"><text:s/></text:p>
      <text:p text:style-name="P3"><text:s/></text:p>
      <text:p text:style-name="P5">Лабораторная работа № <text:span text:style-name="T21">8</text:span></text:p>
      <text:p text:style-name="P6">Тема: <text:span text:style-name="T21">Асинхронное программирование</text:span></text:p>
      <text:p text:style-name="P3"/>
      <text:p text:style-name="P7"><text:s/></text:p>
      <text:p text:style-name="P7"><text:s/></text:p>
      <text:p text:style-name="P3"><text:s/></text:p>
      <text:p text:style-name="P9"><text:tab/><text:tab/><text:tab/><text:tab/><text:tab/><text:tab/><text:tab/>Студент: Семенов Илья</text:p>
      <text:p text:style-name="P9"><text:tab/><text:tab/><text:tab/><text:tab/><text:tab/><text:tab/><text:tab/>Преподаватель: Журавлев А.А.</text:p>
      <text:p text:style-name="P9"><text:tab/><text:tab/><text:tab/><text:tab/><text:tab/><text:tab/><text:tab/>Дата:</text:p>
      <text:p text:style-name="P9"><text:tab/><text:tab/><text:tab/><text:tab/><text:tab/><text:tab/><text:tab/>Оценка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Москва, 2019</text:p>
      <text:p text:style-name="P10"/>
      <text:list xml:id="list2348396278" text:style-name="WWNum2">
        <text:list-item>
          <text:p text:style-name="P21">Постановка задачи</text:p>
        </text:list-item>
      </text:list>
      <text:list xml:id="list1830698607" text:style-name="L1">
        <text:list-header>
          <text:p text:style-name="P20">Создать приложение, которое будет считывать из стандартного ввода данные фигур, согласно варианту задания, выводить их характеристики на экран и записывать в файл. </text:p>
          <text:p text:style-name="P20">Программа должна</text:p>
        </text:list-header>
        <text:list-item>
          <text:p text:style-name="P20">Осуществлять ввод из стандартного ввода данных фигур</text:p>
        </text:list-item>
        <text:list-item>
          <text:p text:style-name="P20">Создавать классы, соответствующие введенным данным фигур</text:p>
        </text:list-item>
        <text:list-item>
          <text:p text:style-name="P20">Программа должна содержать внутренний буфер, в который помещаются фигуры. Размер буфера задается параметром командной строки.</text:p>
        </text:list-item>
        <text:list-item>
          <text:p text:style-name="P20">При накоплении буфера они должны запускаться на асинхронную обработку, после чего буфер должен очищаться</text:p>
        </text:list-item>
        <text:list-item>
          <text:p text:style-name="P20">Обработка производится в отдельном потоке</text:p>
        </text:list-item>
        <text:list-item>
          <text:p text:style-name="P20">Должны быть реализованы два обработчика, которые должны обрабатывать данные буфера: один из них выводит данные на экран, другой в файл с уникальным именем</text:p>
        </text:list-item>
        <text:list-item>
          <text:p text:style-name="P20">Оба обработчка должны обрабатывать каждый введенный буфер</text:p>
        </text:list-item>
        <text:list-item>
          <text:p text:style-name="P20">В программе должно быть два потока</text:p>
        </text:list-item>
      </text:list>
      <text:p text:style-name="P16"/>
      <text:p text:style-name="P15">Вариант задания 20:</text:p>
      <text:list xml:id="list3592657991" text:style-name="L2">
        <text:list-item>
          <text:p text:style-name="P24"><text:span text:style-name="T18">Фигуры – </text:span>Трапеция, <text:span text:style-name="T21">Ромб, Пятиугольник</text:span></text:p>
        </text:list-item>
      </text:list>
      <text:p text:style-name="P2"/>
      <text:list xml:id="list41146327624979" text:continue-list="list2348396278" text:style-name="WWNum2">
        <text:list-item>
          <text:p text:style-name="P21">Репозиторий github</text:p>
        </text:list-item>
      </text:list>
      <text:p text:style-name="P11"><text:span text:style-name="T1"><text:tab/></text:span><text:a xlink:type="simple" xlink:href="https://github.com/devepodete/oop_exercise_01/" text:style-name="ListLabel_20_103" text:visited-style-name="ListLabel_20_103"><text:span text:style-name="ListLabel_20_19"><text:span text:style-name="T2">https://github.com/ilya89099/oop_exercise_0</text:span></text:span></text:a><text:span text:style-name="ListLabel_20_19"><text:span text:style-name="T3">8</text:span></text:span><text:a xlink:type="simple" xlink:href="https://github.com/devepodete/oop_exercise_01/" text:style-name="ListLabel_20_103" text:visited-style-name="ListLabel_20_103"><text:span text:style-name="ListLabel_20_19"><text:span text:style-name="T2">/</text:span></text:span></text:a></text:p>
      <text:p text:style-name="P12"/>
      <text:list xml:id="list41145602845478" text:continue-numbering="true" text:style-name="WWNum2">
        <text:list-item>
          <text:p text:style-name="P22">Описание программы </text:p>
        </text:list-item>
      </text:list>
      <text:p text:style-name="P30"><text:span text:style-name="T20">Р</text:span><text:span text:style-name="T19">еализован класс Pulbisher, содержащий оператор (), код которого запускается в отдельном потоке. Так же этот класс содержит необходимые средства синхронизации – mutex и condition_variable, использующая этот mutex. Так же реализована фабрика, позволяющая конструировать фигуры из стандартного(и не только) потока ввода.</text:span></text:p>
      <text:p text:style-name="P17"/>
      <text:list xml:id="list41146491926935" text:continue-numbering="true" text:style-name="WWNum2">
        <text:list-item>
          <text:p text:style-name="P25">Набор testcases</text:p>
          <text:p text:style-name="P27">Для тестов используются:</text:p>
        </text:list-item>
      </text:list>
      <text:list xml:id="list786573097" text:style-name="L3">
        <text:list-item>
          <text:p text:style-name="P28"><text:span text:style-name="T22">Модуль юнит тестов библиотеки boost</text:span>, подключенная через C<text:span text:style-name="T22">M</text:span>ake <text:span text:style-name="T22">с помощью CTest.</text:span></text:p>
        </text:list-item>
        <text:list-item>
          <text:p text:style-name="P28"><text:soft-page-break/><text:s/><text:span text:style-name="T22">Небольшой bash скрипт, тестирующий вывод собранной программы</text:span></text:p>
        </text:list-item>
      </text:list>
      <text:p text:style-name="P26"><text:tab/><text:span text:style-name="T23">test.cpp(boost)</text:span></text:p>
      <text:p text:style-name="P42"><text:span text:style-name="T4">#define </text:span><text:span text:style-name="T26">BOOST_TEST_DYN_LINK</text:span></text:p>
      <text:p text:style-name="P34"><text:span text:style-name="T4">#define </text:span><text:span text:style-name="T26">BOOST_TEST_MODULE </text:span>figures</text:p>
      <text:p text:style-name="P34"><text:span text:style-name="T4">#include </text:span><text:span text:style-name="T8">"../src/Figures/Trapeze.h"</text:span></text:p>
      <text:p text:style-name="P34"><text:span text:style-name="T4">#include </text:span><text:span text:style-name="T8">"../src/Figures/Rhombus.h"</text:span></text:p>
      <text:p text:style-name="P34"><text:span text:style-name="T4">#include </text:span><text:span text:style-name="T8">"../src/Figures/Pentagon.h"</text:span></text:p>
      <text:p text:style-name="P34"><text:span text:style-name="T4">#include </text:span><text:span text:style-name="T8">"../src/Processors/ConsoleProcessor.h"</text:span></text:p>
      <text:p text:style-name="P34"><text:span text:style-name="T4">#include </text:span><text:span text:style-name="T8">"../src/Processors/FileProcessor.h"</text:span></text:p>
      <text:p text:style-name="P34"><text:span text:style-name="T4">#include </text:span><text:span text:style-name="T8">&lt;sstream&gt;</text:span></text:p>
      <text:p text:style-name="P34"><text:span text:style-name="T4">#include </text:span><text:span text:style-name="T8">&lt;memory&gt;</text:span></text:p>
      <text:p text:style-name="P34"><text:span text:style-name="T4">#include </text:span><text:span text:style-name="T8">&lt;boost/test/unit_test.hpp&gt;</text:span></text:p>
      <text:p text:style-name="P34"><text:span text:style-name="T26">BOOST_AUTO_TEST_SUITE</text:span>(<text:span text:style-name="T28">figures</text:span>)</text:p>
      <text:p text:style-name="P34"><text:span text:style-name="T26">BOOST_AUTO_TEST_CASE</text:span>(<text:span text:style-name="T28">trapeze</text:span>) {</text:p>
      <text:p text:style-name="P38"><text:s text:c="4"/><text:span text:style-name="T17">{</text:span></text:p>
      <text:p text:style-name="P38"><text:s text:c="8"/><text:span text:style-name="T29">Point </text:span><text:span text:style-name="T17">p1 = {</text:span><text:span text:style-name="T16">0</text:span><text:span text:style-name="T17">,</text:span><text:span text:style-name="T16">0</text:span><text:span text:style-name="T17">}, p2 = {</text:span><text:span text:style-name="T16">1</text:span><text:span text:style-name="T17">, </text:span><text:span text:style-name="T16">2</text:span><text:span text:style-name="T17">}, p3 = {</text:span><text:span text:style-name="T16">4</text:span><text:span text:style-name="T17">, </text:span><text:span text:style-name="T16">5</text:span><text:span text:style-name="T17">}, p4 = {</text:span><text:span text:style-name="T16">10</text:span><text:span text:style-name="T17">,</text:span><text:span text:style-name="T16">0</text:span><text:span text:style-name="T17">};</text:span></text:p>
      <text:p text:style-name="P38"><text:s text:c="8"/><text:span text:style-name="T27">BOOST_CHECK_THROW</text:span><text:span text:style-name="T17">(</text:span><text:span text:style-name="T29">Trapeze</text:span><text:span text:style-name="T17">(p1,p2,p3,p4), </text:span><text:span text:style-name="T29">std</text:span><text:span text:style-name="T17">::</text:span><text:span text:style-name="T29">logic_error</text:span><text:span text:style-name="T17">);</text:span></text:p>
      <text:p text:style-name="P38"><text:s text:c="4"/><text:span text:style-name="T17">}</text:span></text:p>
      <text:p text:style-name="P38"><text:s text:c="4"/><text:span text:style-name="T17">{</text:span></text:p>
      <text:p text:style-name="P38"><text:s text:c="8"/><text:span text:style-name="T29">Point </text:span><text:span text:style-name="T17">p1 = {</text:span><text:span text:style-name="T16">0</text:span><text:span text:style-name="T17">,</text:span><text:span text:style-name="T16">0</text:span><text:span text:style-name="T17">}, p2 = {</text:span><text:span text:style-name="T16">0</text:span><text:span text:style-name="T17">, </text:span><text:span text:style-name="T16">4</text:span><text:span text:style-name="T17">}, p3 = {</text:span><text:span text:style-name="T16">4</text:span><text:span text:style-name="T17">, </text:span><text:span text:style-name="T16">4</text:span><text:span text:style-name="T17">}, p4 = {</text:span><text:span text:style-name="T16">10</text:span><text:span text:style-name="T17">,</text:span><text:span text:style-name="T16">0</text:span><text:span text:style-name="T17">};</text:span></text:p>
      <text:p text:style-name="P38"><text:s text:c="8"/><text:span text:style-name="T27">BOOST_CHECK_NO_THROW</text:span><text:span text:style-name="T17">(</text:span><text:span text:style-name="T29">Trapeze</text:span><text:span text:style-name="T17">(p1,p2,p3,p4));</text:span></text:p>
      <text:p text:style-name="P38"><text:s text:c="4"/><text:span text:style-name="T17">}</text:span></text:p>
      <text:p text:style-name="P38"><text:s text:c="4"/><text:span text:style-name="T17">{</text:span></text:p>
      <text:p text:style-name="P38"><text:s text:c="8"/><text:span text:style-name="T29">Point </text:span><text:span text:style-name="T17">p1 = {</text:span><text:span text:style-name="T16">0</text:span><text:span text:style-name="T17">,</text:span><text:span text:style-name="T16">0</text:span><text:span text:style-name="T17">}, p2 = {</text:span><text:span text:style-name="T16">0</text:span><text:span text:style-name="T17">, </text:span><text:span text:style-name="T16">0</text:span><text:span text:style-name="T17">}, p3 = {</text:span><text:span text:style-name="T16">0</text:span><text:span text:style-name="T17">, </text:span><text:span text:style-name="T16">0</text:span><text:span text:style-name="T17">}, p4 = {</text:span><text:span text:style-name="T16">0</text:span><text:span text:style-name="T17">,</text:span><text:span text:style-name="T16">0</text:span><text:span text:style-name="T17">};</text:span></text:p>
      <text:p text:style-name="P38"><text:s text:c="8"/><text:span text:style-name="T27">BOOST_CHECK_NO_THROW</text:span><text:span text:style-name="T17">(</text:span><text:span text:style-name="T29">Trapeze</text:span><text:span text:style-name="T17">(p1,p2,p3,p4));</text:span></text:p>
      <text:p text:style-name="P38"><text:s text:c="4"/><text:span text:style-name="T17">}</text:span></text:p>
      <text:p text:style-name="P34">}</text:p>
      <text:p text:style-name="P34"><text:span text:style-name="T26">BOOST_AUTO_TEST_CASE</text:span>(<text:span text:style-name="T28">rhombus</text:span>) {</text:p>
      <text:p text:style-name="P38"><text:s text:c="4"/><text:span text:style-name="T17">{</text:span></text:p>
      <text:p text:style-name="P38"><text:s text:c="8"/><text:span text:style-name="T29">Point </text:span><text:span text:style-name="T17">p1 = {</text:span><text:span text:style-name="T16">0</text:span><text:span text:style-name="T17">,</text:span><text:span text:style-name="T16">0</text:span><text:span text:style-name="T17">}, p2 = {</text:span><text:span text:style-name="T16">1</text:span><text:span text:style-name="T17">, </text:span><text:span text:style-name="T16">2</text:span><text:span text:style-name="T17">}, p3 = {</text:span><text:span text:style-name="T16">4</text:span><text:span text:style-name="T17">, </text:span><text:span text:style-name="T16">5</text:span><text:span text:style-name="T17">}, p4 = {</text:span><text:span text:style-name="T16">10</text:span><text:span text:style-name="T17">,</text:span><text:span text:style-name="T16">0</text:span><text:span text:style-name="T17">};</text:span></text:p>
      <text:p text:style-name="P38"><text:s text:c="8"/><text:span text:style-name="T27">BOOST_CHECK_THROW</text:span><text:span text:style-name="T17">(</text:span><text:span text:style-name="T29">Rhombus</text:span><text:span text:style-name="T17">(p1,p2,p3,p4), </text:span><text:span text:style-name="T29">std</text:span><text:span text:style-name="T17">::</text:span><text:span text:style-name="T29">logic_error</text:span><text:span text:style-name="T17">);</text:span></text:p>
      <text:p text:style-name="P38"><text:s text:c="4"/><text:span text:style-name="T17">}</text:span></text:p>
      <text:p text:style-name="P38"><text:s text:c="4"/><text:span text:style-name="T17">{</text:span></text:p>
      <text:p text:style-name="P38"><text:s text:c="8"/><text:span text:style-name="T29">Point </text:span><text:span text:style-name="T17">p1 = {</text:span><text:span text:style-name="T16">0</text:span><text:span text:style-name="T17">,</text:span><text:span text:style-name="T16">0</text:span><text:span text:style-name="T17">}, p2 = {</text:span><text:span text:style-name="T16">3</text:span><text:span text:style-name="T17">, </text:span><text:span text:style-name="T16">4</text:span><text:span text:style-name="T17">}, p3 = {</text:span><text:span text:style-name="T16">8</text:span><text:span text:style-name="T17">, </text:span><text:span text:style-name="T16">4</text:span><text:span text:style-name="T17">}, p4 = {</text:span><text:span text:style-name="T16">5</text:span><text:span text:style-name="T17">,</text:span><text:span text:style-name="T16">0</text:span><text:span text:style-name="T17">};</text:span></text:p>
      <text:p text:style-name="P38"><text:s text:c="8"/><text:span text:style-name="T27">BOOST_CHECK_NO_THROW</text:span><text:span text:style-name="T17">(</text:span><text:span text:style-name="T29">Rhombus</text:span><text:span text:style-name="T17">(p1,p2,p3,p4));</text:span></text:p>
      <text:p text:style-name="P38"><text:s text:c="4"/><text:span text:style-name="T17">}</text:span></text:p>
      <text:p text:style-name="P38"><text:s text:c="4"/><text:span text:style-name="T17">{</text:span></text:p>
      <text:p text:style-name="P38"><text:s text:c="8"/><text:span text:style-name="T29">Point </text:span><text:span text:style-name="T17">p1 = {</text:span><text:span text:style-name="T16">0</text:span><text:span text:style-name="T17">,</text:span><text:span text:style-name="T16">0</text:span><text:span text:style-name="T17">}, p2 = {</text:span><text:span text:style-name="T16">0</text:span><text:span text:style-name="T17">, </text:span><text:span text:style-name="T16">0</text:span><text:span text:style-name="T17">}, p3 = {</text:span><text:span text:style-name="T16">0</text:span><text:span text:style-name="T17">, </text:span><text:span text:style-name="T16">0</text:span><text:span text:style-name="T17">}, p4 = {</text:span><text:span text:style-name="T16">0</text:span><text:span text:style-name="T17">,</text:span><text:span text:style-name="T16">0</text:span><text:span text:style-name="T17">};</text:span></text:p>
      <text:p text:style-name="P38"><text:s text:c="8"/><text:span text:style-name="T27">BOOST_CHECK_NO_THROW</text:span><text:span text:style-name="T17">(</text:span><text:span text:style-name="T29">Rhombus</text:span><text:span text:style-name="T17">(p1,p2,p3,p4));</text:span></text:p>
      <text:p text:style-name="P38"><text:s text:c="4"/><text:span text:style-name="T17">}</text:span></text:p>
      <text:p text:style-name="P34">}</text:p>
      <text:p text:style-name="P34"><text:span text:style-name="T26">BOOST_AUTO_TEST_CASE</text:span>(<text:span text:style-name="T28">pentagon</text:span>) {</text:p>
      <text:p text:style-name="P38"><text:s text:c="4"/><text:span text:style-name="T17">{</text:span></text:p>
      <text:p text:style-name="P38"><text:s text:c="8"/><text:span text:style-name="T29">Point </text:span><text:span text:style-name="T17">p1 = {</text:span><text:span text:style-name="T16">0</text:span><text:span text:style-name="T17">,</text:span><text:span text:style-name="T16">0</text:span><text:span text:style-name="T17">}, p2 = {</text:span><text:span text:style-name="T16">1</text:span><text:span text:style-name="T17">, </text:span><text:span text:style-name="T16">2</text:span><text:span text:style-name="T17">}, p3 = {</text:span><text:span text:style-name="T16">4</text:span><text:span text:style-name="T17">, </text:span><text:span text:style-name="T16">5</text:span><text:span text:style-name="T17">}, p4 = {</text:span><text:span text:style-name="T16">10</text:span><text:span text:style-name="T17">,</text:span><text:span text:style-name="T16">0</text:span><text:span text:style-name="T17">}, p5 = {-</text:span><text:span text:style-name="T16">5</text:span><text:span text:style-name="T17">, -</text:span><text:span text:style-name="T16">5</text:span><text:span text:style-name="T17">};</text:span></text:p>
      <text:p text:style-name="P38"><text:s text:c="8"/><text:span text:style-name="T27">BOOST_CHECK_NO_THROW</text:span><text:span text:style-name="T17">(</text:span><text:span text:style-name="T29">Pentagon</text:span><text:span text:style-name="T17">(p1,p2,p3,p4,p5));</text:span></text:p>
      <text:p text:style-name="P38"><text:s text:c="4"/><text:span text:style-name="T17">}</text:span></text:p>
      <text:p text:style-name="P34"><text:soft-page-break/>}</text:p>
      <text:p text:style-name="P34"><text:span text:style-name="T26">BOOST_AUTO_TEST_CASE</text:span>(<text:span text:style-name="T28">console_processor</text:span>) {</text:p>
      <text:p text:style-name="P38"><text:s text:c="4"/><text:span text:style-name="T29">std</text:span><text:span text:style-name="T17">::</text:span><text:span text:style-name="T31">stringstream </text:span><text:span text:style-name="T17">buffer;</text:span></text:p>
      <text:p text:style-name="P38"><text:s text:c="4"/><text:span text:style-name="T29">std</text:span><text:span text:style-name="T17">::</text:span><text:span text:style-name="T31">streambuf </text:span><text:span text:style-name="T17">* old = </text:span><text:span text:style-name="T29">std</text:span><text:span text:style-name="T17">::cout.rdbuf(buffer.rdbuf());</text:span></text:p>
      <text:p text:style-name="P38"><text:s text:c="4"/><text:span text:style-name="T29">std</text:span><text:span text:style-name="T17">::</text:span><text:span text:style-name="T29">vector</text:span><text:span text:style-name="T17">&lt;</text:span><text:span text:style-name="T29">std</text:span><text:span text:style-name="T17">::</text:span><text:span text:style-name="T29">shared_ptr</text:span><text:span text:style-name="T17">&lt;</text:span><text:span text:style-name="T29">Figure</text:span><text:span text:style-name="T17">&gt;&gt; v;</text:span></text:p>
      <text:p text:style-name="P38"><text:s text:c="4"/><text:span text:style-name="T17">v.push_back(</text:span><text:span text:style-name="T29">std</text:span><text:span text:style-name="T17">::make_shared&lt;</text:span><text:span text:style-name="T29">Pentagon</text:span><text:span text:style-name="T17">&gt;(</text:span><text:span text:style-name="T29">Point</text:span><text:span text:style-name="T17">{</text:span><text:span text:style-name="T16">1</text:span><text:span text:style-name="T17">,</text:span><text:span text:style-name="T16">2</text:span><text:span text:style-name="T17">},</text:span><text:span text:style-name="T29">Point</text:span><text:span text:style-name="T17">{</text:span><text:span text:style-name="T16">3</text:span><text:span text:style-name="T17">,</text:span><text:span text:style-name="T16">4</text:span><text:span text:style-name="T17">},</text:span><text:span text:style-name="T29">Point</text:span><text:span text:style-name="T17">{</text:span><text:span text:style-name="T16">5</text:span><text:span text:style-name="T17">,</text:span><text:span text:style-name="T16">6</text:span><text:span text:style-name="T17">},</text:span><text:span text:style-name="T29">Point</text:span><text:span text:style-name="T17">{</text:span><text:span text:style-name="T16">7</text:span><text:span text:style-name="T17">,</text:span><text:span text:style-name="T16">8</text:span><text:span text:style-name="T17">},</text:span><text:span text:style-name="T29">Point</text:span><text:span text:style-name="T17">{</text:span><text:span text:style-name="T16">9</text:span><text:span text:style-name="T17">,</text:span><text:span text:style-name="T16">10</text:span><text:span text:style-name="T17">}));</text:span></text:p>
      <text:p text:style-name="P38"><text:s text:c="4"/><text:span text:style-name="T17">v.push_back(</text:span><text:span text:style-name="T29">std</text:span><text:span text:style-name="T17">::make_shared&lt;</text:span><text:span text:style-name="T29">Rhombus</text:span><text:span text:style-name="T17">&gt;(</text:span><text:span text:style-name="T29">Point</text:span><text:span text:style-name="T17">{</text:span><text:span text:style-name="T16">0</text:span><text:span text:style-name="T17">,</text:span><text:span text:style-name="T16">0</text:span><text:span text:style-name="T17">}, </text:span><text:span text:style-name="T29">Point</text:span><text:span text:style-name="T17">{</text:span><text:span text:style-name="T16">3</text:span><text:span text:style-name="T17">, </text:span><text:span text:style-name="T16">4</text:span><text:span text:style-name="T17">}, </text:span><text:span text:style-name="T29">Point</text:span><text:span text:style-name="T17">{</text:span><text:span text:style-name="T16">8</text:span><text:span text:style-name="T17">, </text:span><text:span text:style-name="T16">4</text:span><text:span text:style-name="T17">}, </text:span><text:span text:style-name="T29">Point</text:span><text:span text:style-name="T17">{</text:span><text:span text:style-name="T16">5</text:span><text:span text:style-name="T17">,</text:span><text:span text:style-name="T16">0</text:span><text:span text:style-name="T17">}));</text:span></text:p>
      <text:p text:style-name="P38"><text:s text:c="4"/><text:span text:style-name="T17">v.push_back(</text:span><text:span text:style-name="T29">std</text:span><text:span text:style-name="T17">::make_shared&lt;</text:span><text:span text:style-name="T29">Trapeze</text:span><text:span text:style-name="T17">&gt;(</text:span><text:span text:style-name="T29">Point</text:span><text:span text:style-name="T17">{</text:span><text:span text:style-name="T16">0</text:span><text:span text:style-name="T17">,</text:span><text:span text:style-name="T16">0</text:span><text:span text:style-name="T17">}, </text:span><text:span text:style-name="T29">Point</text:span><text:span text:style-name="T17">{</text:span><text:span text:style-name="T16">0</text:span><text:span text:style-name="T17">, </text:span><text:span text:style-name="T16">4</text:span><text:span text:style-name="T17">}, </text:span><text:span text:style-name="T29">Point</text:span><text:span text:style-name="T17">{</text:span><text:span text:style-name="T16">4</text:span><text:span text:style-name="T17">, </text:span><text:span text:style-name="T16">4</text:span><text:span text:style-name="T17">}, </text:span><text:span text:style-name="T29">Point</text:span><text:span text:style-name="T17">{</text:span><text:span text:style-name="T16">6</text:span><text:span text:style-name="T17">,</text:span><text:span text:style-name="T16">0</text:span><text:span text:style-name="T17">}));</text:span></text:p>
      <text:p text:style-name="P38"><text:s text:c="4"/><text:span text:style-name="T29">ConsoleProcessor </text:span><text:span text:style-name="T17">proc;</text:span></text:p>
      <text:p text:style-name="P38"><text:s text:c="4"/><text:span text:style-name="T17">proc.Process(v);</text:span></text:p>
      <text:p text:style-name="P38"><text:s text:c="4"/><text:span text:style-name="T29">std</text:span><text:span text:style-name="T17">::</text:span><text:span text:style-name="T31">string </text:span><text:span text:style-name="T17">output = </text:span><text:span text:style-name="T10">"Pentagon, p1: 1 2, p2: 3 4, p3: 5 6, p4: 7 8, p5: 9 10</text:span><text:span text:style-name="T14">\n</text:span><text:span text:style-name="T10">"</text:span></text:p>
      <text:p text:style-name="P38"><text:span text:style-name="T7"><text:s text:c="25"/></text:span><text:span text:style-name="T10">"Rhombus, p1: 0 0, p2: 3 4, p3: 8 4, p4: 5 0</text:span><text:span text:style-name="T14">\n</text:span><text:span text:style-name="T10">"</text:span></text:p>
      <text:p text:style-name="P38"><text:span text:style-name="T7"><text:s text:c="25"/></text:span><text:span text:style-name="T10">"Trapeze, p1: 0 0, p2: 4 4, p3: 0 4, p4: 6 0</text:span><text:span text:style-name="T14">\n</text:span><text:span text:style-name="T10">"</text:span><text:span text:style-name="T17">;</text:span></text:p>
      <text:p text:style-name="P38"><text:s text:c="4"/><text:span text:style-name="T27">BOOST_CHECK_EQUAL</text:span><text:span text:style-name="T17">(output, buffer.str());</text:span></text:p>
      <text:p text:style-name="P38"><text:s text:c="4"/><text:span text:style-name="T29">std</text:span><text:span text:style-name="T17">::cout.rdbuf(old);</text:span></text:p>
      <text:p text:style-name="P34">}</text:p>
      <text:p text:style-name="P41"><text:span text:style-name="T26">BOOST_AUTO_TEST_SUITE_END</text:span>()</text:p>
      <text:p text:style-name="P29"><text:span text:style-name="T23"><text:tab/>test.sh</text:span></text:p>
      <text:p text:style-name="P35">#!/bin/bash</text:p>
      <text:p text:style-name="P35">prog="$1"</text:p>
      <text:p text:style-name="P35">echo $prog</text:p>
      <text:p text:style-name="P35"/>
      <text:p text:style-name="P35">"$prog" 3 &lt; test_01.test &gt; tmp_test_file</text:p>
      <text:p text:style-name="P35"><text:s text:c="4"/></text:p>
      <text:p text:style-name="P35">if diff tmp_test_file test_01.result &amp;&amp; diff Buffer_1 test_01.buffer1.result ; then</text:p>
      <text:p text:style-name="P35"><text:s text:c="4"/>echo "test $a OK"</text:p>
      <text:p text:style-name="P35">else</text:p>
      <text:p text:style-name="P35"><text:s text:c="4"/>echo "test $a NOT OK"</text:p>
      <text:p text:style-name="P35">fi</text:p>
      <text:p text:style-name="P35">let "a += 1"</text:p>
      <text:p text:style-name="P35">rm tmp_test_file</text:p>
      <text:p text:style-name="P35">rm Buffer_1</text:p>
      <text:p text:style-name="P29"><text:span text:style-name="T23"><text:tab/>test_01.test</text:span></text:p>
      <text:p text:style-name="P35">create trapeze 0 0 0 0 0 0 0 0</text:p>
      <text:p text:style-name="P35">create rhombus 1 1 1 1 1 1 1 1 </text:p>
      <text:p text:style-name="P35">create pentagon 2 2 2 2 2 2 2 2 2 2</text:p>
      <text:p text:style-name="P35">create trapeze 0 0 0 4 5 0 4 4</text:p>
      <text:p text:style-name="P35">exit</text:p>
      <text:p text:style-name="P35"/>
      <text:p text:style-name="P35"/>
      <text:p text:style-name="P29"><text:soft-page-break/><text:span text:style-name="T23"><text:tab/>test_01.result</text:span></text:p>
      <text:p text:style-name="P35">Trapeze, p1: 0 0, p2: 0 0, p3: 0 0, p4: 0 0</text:p>
      <text:p text:style-name="P35">Rhombus, p1: 1 1, p2: 1 1, p3: 1 1, p4: 1 1</text:p>
      <text:p text:style-name="P35">Pentagon, p1: 2 2, p2: 2 2, p3: 2 2, p4: 2 2, p5: 2 2</text:p>
      <text:p text:style-name="P29"><text:span text:style-name="T23"><text:tab/>test_01.buffer1.result</text:span></text:p>
      <text:p text:style-name="P35">Trapeze, p1: 0 0, p2: 0 0, p3: 0 0, p4: 0 0</text:p>
      <text:p text:style-name="P35">Rhombus, p1: 1 1, p2: 1 1, p3: 1 1, p4: 1 1</text:p>
      <text:p text:style-name="P35">Pentagon, p1: 2 2, p2: 2 2, p3: 2 2, p4: 2 2, p5: 2 2</text:p>
      <text:p text:style-name="P43"/>
      <text:list xml:id="list41145559994415" text:continue-list="list41146491926935" text:style-name="WWNum2">
        <text:list-item>
          <text:p text:style-name="P23">Результаты выполнения тестов</text:p>
        </text:list-item>
      </text:list>
      <text:p text:style-name="P18">Все тесты завершились успешно. <text:span text:style-name="T32">Программа работает так, как должна.</text:span></text:p>
      <text:list xml:id="list41147508555950" text:continue-numbering="true" text:style-name="WWNum2">
        <text:list-item>
          <text:p text:style-name="P22">Листинг программы</text:p>
        </text:list-item>
      </text:list>
      <text:p text:style-name="P13"/>
      <text:p text:style-name="P14">main.cpp</text:p>
      <text:p text:style-name="P37"><text:span text:style-name="T5">#</text:span><text:span text:style-name="T6">include</text:span><text:span text:style-name="T5"> </text:span><text:span text:style-name="T9">&lt;iostream&gt;</text:span></text:p>
      <text:p text:style-name="P34"><text:span text:style-name="T4">#include </text:span><text:span text:style-name="T8">&lt;vector&gt;</text:span></text:p>
      <text:p text:style-name="P34"><text:span text:style-name="T4">#include </text:span><text:span text:style-name="T8">&lt;deque&gt;</text:span></text:p>
      <text:p text:style-name="P34"><text:span text:style-name="T4">#include </text:span><text:span text:style-name="T8">&lt;thread&gt;</text:span></text:p>
      <text:p text:style-name="P34"><text:span text:style-name="T4">#include </text:span><text:span text:style-name="T8">&lt;sstream&gt;</text:span></text:p>
      <text:p text:style-name="P34"><text:span text:style-name="T4">#include </text:span><text:span text:style-name="T8">&lt;memory&gt;</text:span></text:p>
      <text:p text:style-name="P34"><text:span text:style-name="T4">#include </text:span><text:span text:style-name="T8">"Processors/ConsoleProcessor.h"</text:span></text:p>
      <text:p text:style-name="P34"><text:span text:style-name="T4">#include </text:span><text:span text:style-name="T8">"Processors/FileProcessor.h"</text:span></text:p>
      <text:p text:style-name="P34"><text:span text:style-name="T4">#include </text:span><text:span text:style-name="T8">"Publisher.h"</text:span></text:p>
      <text:p text:style-name="P34"><text:span text:style-name="T4">#include </text:span><text:span text:style-name="T8">"Figure.h"</text:span></text:p>
      <text:p text:style-name="P34"><text:span text:style-name="T4">#include </text:span><text:span text:style-name="T8">"FigureFactory.h"</text:span></text:p>
      <text:p text:style-name="P34"><text:span text:style-name="T13">int </text:span>main(<text:span text:style-name="T13">int </text:span>argc, <text:span text:style-name="T13">char</text:span>** argv) {</text:p>
      <text:p text:style-name="P38"><text:s text:c="4"/><text:span text:style-name="T14">const int </text:span><text:span text:style-name="T17">buf_size = argc &lt; </text:span><text:span text:style-name="T16">2 </text:span><text:span text:style-name="T17">? </text:span><text:span text:style-name="T16">10 </text:span><text:span text:style-name="T17">: </text:span><text:span text:style-name="T29">std</text:span><text:span text:style-name="T17">::stoi(argv[</text:span><text:span text:style-name="T16">1</text:span><text:span text:style-name="T17">]);</text:span></text:p>
      <text:p text:style-name="P38"><text:s text:c="4"/><text:span text:style-name="T14">if </text:span><text:span text:style-name="T17">(argc &lt; </text:span><text:span text:style-name="T16">2</text:span><text:span text:style-name="T17">) {</text:span></text:p>
      <text:p text:style-name="P38"><text:s text:c="8"/><text:span text:style-name="T29">std</text:span><text:span text:style-name="T17">::cout </text:span><text:span text:style-name="T29">&lt;&lt; </text:span><text:span text:style-name="T10">"Buffer size : " </text:span><text:span text:style-name="T29">&lt;&lt; </text:span><text:span text:style-name="T17">buf_size </text:span><text:span text:style-name="T29">&lt;&lt; </text:span><text:span text:style-name="T10">"</text:span><text:span text:style-name="T14">\n</text:span><text:span text:style-name="T10">"</text:span><text:span text:style-name="T17">;</text:span></text:p>
      <text:p text:style-name="P38"><text:s text:c="4"/><text:span text:style-name="T17">}</text:span></text:p>
      <text:p text:style-name="P38"><text:s text:c="4"/><text:span text:style-name="T29">std</text:span><text:span text:style-name="T17">::</text:span><text:span text:style-name="T29">shared_ptr</text:span><text:span text:style-name="T17">&lt;</text:span><text:span text:style-name="T29">std</text:span><text:span text:style-name="T17">::</text:span><text:span text:style-name="T29">vector</text:span><text:span text:style-name="T17">&lt;</text:span><text:span text:style-name="T29">std</text:span><text:span text:style-name="T17">::</text:span><text:span text:style-name="T29">shared_ptr</text:span><text:span text:style-name="T17">&lt;</text:span><text:span text:style-name="T29">Figure</text:span><text:span text:style-name="T17">&gt;&gt;&gt; buffer = </text:span><text:span text:style-name="T29">std</text:span><text:span text:style-name="T17">::make_shared&lt;</text:span><text:span text:style-name="T29">std</text:span><text:span text:style-name="T17">::</text:span><text:span text:style-name="T29">vector</text:span><text:span text:style-name="T17">&lt;</text:span><text:span text:style-name="T29">std</text:span><text:span text:style-name="T17">::</text:span><text:span text:style-name="T29">shared_ptr</text:span><text:span text:style-name="T17">&lt;</text:span><text:span text:style-name="T29">Figure</text:span><text:span text:style-name="T17">&gt;&gt;&gt;();</text:span></text:p>
      <text:p text:style-name="P38"><text:s text:c="4"/><text:span text:style-name="T29">Publisher </text:span><text:span text:style-name="T17">pub;</text:span></text:p>
      <text:p text:style-name="P38"><text:s text:c="4"/><text:span text:style-name="T17">pub.AddWorker(</text:span><text:span text:style-name="T29">std</text:span><text:span text:style-name="T17">::make_shared&lt;</text:span><text:span text:style-name="T29">FileProcessor</text:span><text:span text:style-name="T17">&gt;());</text:span></text:p>
      <text:p text:style-name="P38"><text:s text:c="4"/><text:span text:style-name="T17">pub.AddWorker(</text:span><text:span text:style-name="T29">std</text:span><text:span text:style-name="T17">::make_shared&lt;</text:span><text:span text:style-name="T29">ConsoleProcessor</text:span><text:span text:style-name="T17">&gt;());</text:span></text:p>
      <text:p text:style-name="P38"><text:s text:c="4"/><text:span text:style-name="T29">std</text:span><text:span text:style-name="T17">::</text:span><text:span text:style-name="T29">thread </text:span><text:span text:style-name="T17">thread(</text:span><text:span text:style-name="T29">std</text:span><text:span text:style-name="T17">::ref(pub));</text:span></text:p>
      <text:p text:style-name="P38"><text:s text:c="4"/><text:span text:style-name="T29">std</text:span><text:span text:style-name="T17">::</text:span><text:span text:style-name="T31">string </text:span><text:span text:style-name="T17">command;</text:span></text:p>
      <text:p text:style-name="P38"><text:s text:c="4"/><text:span text:style-name="T14">while </text:span><text:span text:style-name="T17">(</text:span><text:span text:style-name="T14">true</text:span><text:span text:style-name="T17">) {</text:span></text:p>
      <text:p text:style-name="P38"><text:s text:c="8"/><text:span text:style-name="T29">std</text:span><text:span text:style-name="T17">::cin </text:span><text:span text:style-name="T29">&gt;&gt; </text:span><text:span text:style-name="T17">command;</text:span></text:p>
      <text:p text:style-name="P38"><text:s text:c="8"/><text:span text:style-name="T14">if </text:span><text:span text:style-name="T17">(command </text:span><text:span text:style-name="T29">== </text:span><text:span text:style-name="T10">"create"</text:span><text:span text:style-name="T17">) {</text:span></text:p>
      <text:p text:style-name="P38"><text:s text:c="12"/><text:span text:style-name="T14">try </text:span><text:span text:style-name="T17">{</text:span></text:p>
      <text:p text:style-name="P38"><text:soft-page-break/><text:s text:c="16"/><text:span text:style-name="T17">buffer</text:span><text:span text:style-name="T29">-&gt;</text:span><text:span text:style-name="T17">push_back(</text:span><text:span text:style-name="T29">FigureFactory</text:span><text:span text:style-name="T17">::CreateFigure(</text:span><text:span text:style-name="T29">std</text:span><text:span text:style-name="T17">::cin));</text:span></text:p>
      <text:p text:style-name="P38"><text:s text:c="12"/><text:span text:style-name="T17">} </text:span><text:span text:style-name="T14">catch </text:span><text:span text:style-name="T17">(</text:span><text:span text:style-name="T29">std</text:span><text:span text:style-name="T17">::</text:span><text:span text:style-name="T29">exception</text:span><text:span text:style-name="T17">&amp; e) {</text:span></text:p>
      <text:p text:style-name="P38"><text:s text:c="16"/><text:span text:style-name="T29">std</text:span><text:span text:style-name="T17">::cout </text:span><text:span text:style-name="T29">&lt;&lt; </text:span><text:span text:style-name="T17">e.what() </text:span><text:span text:style-name="T29">&lt;&lt; </text:span><text:span text:style-name="T10">"</text:span><text:span text:style-name="T14">\n</text:span><text:span text:style-name="T10">"</text:span><text:span text:style-name="T17">;</text:span></text:p>
      <text:p text:style-name="P38"><text:s text:c="16"/><text:span text:style-name="T14">continue</text:span><text:span text:style-name="T17">;</text:span></text:p>
      <text:p text:style-name="P38"><text:s text:c="12"/><text:span text:style-name="T17">}</text:span></text:p>
      <text:p text:style-name="P38"><text:s text:c="12"/><text:span text:style-name="T14">if </text:span><text:span text:style-name="T17">(buf_size == buffer</text:span><text:span text:style-name="T29">-&gt;</text:span><text:span text:style-name="T17">size()) {</text:span></text:p>
      <text:p text:style-name="P38"><text:s text:c="16"/><text:span text:style-name="T17">pub.SetBuffer(buffer);</text:span></text:p>
      <text:p text:style-name="P38"><text:s text:c="16"/><text:span text:style-name="T17">pub.Notify();</text:span></text:p>
      <text:p text:style-name="P38"><text:s text:c="16"/><text:span text:style-name="T17">buffer</text:span><text:span text:style-name="T29">-&gt;</text:span><text:span text:style-name="T17">clear();</text:span></text:p>
      <text:p text:style-name="P38"><text:s text:c="12"/><text:span text:style-name="T17">}</text:span></text:p>
      <text:p text:style-name="P38"><text:s text:c="8"/><text:span text:style-name="T17">} </text:span><text:span text:style-name="T14">else if </text:span><text:span text:style-name="T17">(command </text:span><text:span text:style-name="T29">== </text:span><text:span text:style-name="T10">"exit"</text:span><text:span text:style-name="T17">) {</text:span></text:p>
      <text:p text:style-name="P38"><text:s text:c="12"/><text:span text:style-name="T17">pub.Finish();</text:span></text:p>
      <text:p text:style-name="P38"><text:s text:c="12"/><text:span text:style-name="T14">break</text:span><text:span text:style-name="T17">;</text:span></text:p>
      <text:p text:style-name="P38"><text:s text:c="8"/><text:span text:style-name="T17">} </text:span><text:span text:style-name="T14">else </text:span><text:span text:style-name="T17">{</text:span></text:p>
      <text:p text:style-name="P38"><text:s text:c="12"/><text:span text:style-name="T29">std</text:span><text:span text:style-name="T17">::cout </text:span><text:span text:style-name="T29">&lt;&lt; </text:span><text:span text:style-name="T10">"Unknown command</text:span><text:span text:style-name="T14">\n</text:span><text:span text:style-name="T10">"</text:span><text:span text:style-name="T17">;</text:span></text:p>
      <text:p text:style-name="P38"><text:s text:c="12"/><text:span text:style-name="T29">std</text:span><text:span text:style-name="T17">::cin.ignore(</text:span><text:span text:style-name="T16">32767</text:span><text:span text:style-name="T17">, </text:span><text:span text:style-name="T10">'</text:span><text:span text:style-name="T14">\n</text:span><text:span text:style-name="T10">'</text:span><text:span text:style-name="T17">);</text:span></text:p>
      <text:p text:style-name="P38"><text:s text:c="8"/><text:span text:style-name="T17">}</text:span></text:p>
      <text:p text:style-name="P38"><text:s text:c="4"/><text:span text:style-name="T17">}</text:span></text:p>
      <text:p text:style-name="P38"><text:s text:c="4"/><text:span text:style-name="T17">thread.join();</text:span></text:p>
      <text:p text:style-name="P38"><text:s text:c="4"/><text:span text:style-name="T14">return </text:span><text:span text:style-name="T16">0</text:span><text:span text:style-name="T17">;</text:span></text:p>
      <text:p text:style-name="P41">}</text:p>
      <text:p text:style-name="P31"><text:span text:style-name="T32">Figure</text:span>.<text:span text:style-name="T32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&lt;numeric&gt;</text:span></text:p>
      <text:p text:style-name="P34"><text:span text:style-name="T4">#include </text:span><text:span text:style-name="T8">&lt;iostream&gt;</text:span></text:p>
      <text:p text:style-name="P34"><text:span text:style-name="T4">#include </text:span><text:span text:style-name="T8">&lt;vector&gt;</text:span></text:p>
      <text:p text:style-name="P34"><text:span text:style-name="T4">#include </text:span><text:span text:style-name="T8">&lt;cmath&gt;</text:span></text:p>
      <text:p text:style-name="P34"><text:span text:style-name="T4">#include </text:span><text:span text:style-name="T8">&lt;limits&gt;</text:span></text:p>
      <text:p text:style-name="P34"><text:span text:style-name="T13">struct </text:span>Point {</text:p>
      <text:p text:style-name="P38"><text:s text:c="4"/><text:span text:style-name="T14">double </text:span><text:span text:style-name="T17">x = </text:span><text:span text:style-name="T16">0</text:span><text:span text:style-name="T17">;</text:span></text:p>
      <text:p text:style-name="P38"><text:s text:c="4"/><text:span text:style-name="T14">double </text:span><text:span text:style-name="T17">y = </text:span><text:span text:style-name="T16">0</text:span><text:span text:style-name="T17">;</text:span></text:p>
      <text:p text:style-name="P34">};</text:p>
      <text:p text:style-name="P34">std::ostream&amp; <text:span text:style-name="T13">operator </text:span>&lt;&lt; (std::ostream&amp; os, <text:span text:style-name="T13">const </text:span>Point&amp; p);</text:p>
      <text:p text:style-name="P34">std::istream&amp; <text:span text:style-name="T13">operator </text:span>&gt;&gt; (std::istream&amp; is, Point&amp; p);</text:p>
      <text:p text:style-name="P34">Point <text:span text:style-name="T13">operator </text:span>+ (Point lhs, Point rhs);</text:p>
      <text:p text:style-name="P34">Point <text:span text:style-name="T13">operator </text:span>- (Point lhs, Point rhs);</text:p>
      <text:p text:style-name="P34">Point <text:span text:style-name="T13">operator </text:span>/ (Point lhs, <text:span text:style-name="T13">double </text:span>a);</text:p>
      <text:p text:style-name="P34">Point <text:span text:style-name="T13">operator </text:span>* (Point lhs, <text:span text:style-name="T13">double </text:span>a);</text:p>
      <text:p text:style-name="P34"><text:span text:style-name="T13">class </text:span>Vector {</text:p>
      <text:p text:style-name="P34"><text:span text:style-name="T13">public</text:span>:</text:p>
      <text:p text:style-name="P38"><text:s text:c="4"/><text:span text:style-name="T14">explicit </text:span><text:span text:style-name="T17">Vector(</text:span><text:span text:style-name="T14">double </text:span><text:span text:style-name="T17">a, </text:span><text:span text:style-name="T14">double </text:span><text:span text:style-name="T17">b);</text:span></text:p>
      <text:p text:style-name="P38"><text:s text:c="4"/><text:span text:style-name="T14">explicit </text:span><text:span text:style-name="T17">Vector(Point a, Point b);</text:span></text:p>
      <text:p text:style-name="P38"><text:s text:c="4"/><text:span text:style-name="T14">bool operator </text:span><text:span text:style-name="T17">== (Vector rhs);</text:span></text:p>
      <text:p text:style-name="P38"><text:s text:c="4"/><text:span text:style-name="T17">Vector </text:span><text:span text:style-name="T14">operator </text:span><text:span text:style-name="T17">- ();</text:span></text:p>
      <text:p text:style-name="P38"><text:s text:c="4"/><text:span text:style-name="T14">friend double operator </text:span><text:span text:style-name="T17">* (Vector lhs, Vector rhs);</text:span></text:p>
      <text:p text:style-name="P38"><text:s text:c="4"/><text:span text:style-name="T14">double </text:span><text:span text:style-name="T17">length() </text:span><text:span text:style-name="T14">const</text:span><text:span text:style-name="T17">;</text:span></text:p>
      <text:p text:style-name="P38"><text:s text:c="4"/><text:span text:style-name="T14">double </text:span><text:span text:style-name="T17">x;</text:span></text:p>
      <text:p text:style-name="P38"><text:s text:c="4"/><text:span text:style-name="T14">double </text:span><text:span text:style-name="T17">y;</text:span></text:p>
      <text:p text:style-name="P34">};</text:p>
      <text:p text:style-name="P34"><text:span text:style-name="T13">bool </text:span>is_parallel(<text:span text:style-name="T13">const </text:span>Vector&amp; lhs, <text:span text:style-name="T13">const </text:span>Vector&amp; rhs);</text:p>
      <text:p text:style-name="P34"><text:span text:style-name="T13">bool </text:span>is_perpendecular(<text:span text:style-name="T13">const </text:span>Vector&amp; lhs, <text:span text:style-name="T13">const </text:span>Vector&amp; rhs);</text:p>
      <text:p text:style-name="P34"><text:soft-page-break/><text:span text:style-name="T13">double </text:span>point_and_line_distance(Point p1, Point p2, Point p3);</text:p>
      <text:p text:style-name="P34"><text:span text:style-name="T13">class </text:span>Figure {</text:p>
      <text:p text:style-name="P34"><text:span text:style-name="T13">public</text:span>:</text:p>
      <text:p text:style-name="P38"><text:s text:c="4"/><text:span text:style-name="T14">virtual void </text:span><text:span text:style-name="T17">Print(std::ostream&amp; os) </text:span><text:span text:style-name="T14">const </text:span><text:span text:style-name="T17">= </text:span><text:span text:style-name="T16">0</text:span><text:span text:style-name="T17">;</text:span></text:p>
      <text:p text:style-name="P38"><text:s text:c="4"/><text:span text:style-name="T14">virtual </text:span><text:span text:style-name="T17">~Figure() = </text:span><text:span text:style-name="T14">default</text:span><text:span text:style-name="T17">;</text:span></text:p>
      <text:p text:style-name="P34">};</text:p>
      <text:p text:style-name="P41">std::ostream&amp; <text:span text:style-name="T13">operator </text:span>&lt;&lt; (std::ostream&amp; os, <text:span text:style-name="T13">const </text:span>Figure&amp; fig);</text:p>
      <text:p text:style-name="P31"><text:span text:style-name="T32">Figure</text:span>.cpp</text:p>
      <text:p text:style-name="P36"><text:span text:style-name="T5">#</text:span><text:span text:style-name="T6">include</text:span><text:span text:style-name="T5"> </text:span><text:span text:style-name="T9">"Figure.h"</text:span></text:p>
      <text:p text:style-name="P34"><text:span text:style-name="T28">Point </text:span><text:span text:style-name="T13">operator </text:span><text:span text:style-name="T28">+ </text:span>(<text:span text:style-name="T28">Point </text:span>lhs, <text:span text:style-name="T28">Point </text:span>rhs) {</text:p>
      <text:p text:style-name="P38"><text:s text:c="4"/><text:span text:style-name="T14">return </text:span><text:span text:style-name="T17">{lhs.</text:span><text:span text:style-name="T34">x </text:span><text:span text:style-name="T17">+ rhs.</text:span><text:span text:style-name="T34">x</text:span><text:span text:style-name="T17">, lhs.</text:span><text:span text:style-name="T34">y </text:span><text:span text:style-name="T17">+ rhs.</text:span><text:span text:style-name="T34">y</text:span><text:span text:style-name="T17">};</text:span></text:p>
      <text:p text:style-name="P34">}</text:p>
      <text:p text:style-name="P34"><text:span text:style-name="T28">Point </text:span><text:span text:style-name="T13">operator </text:span><text:span text:style-name="T28">- </text:span>(<text:span text:style-name="T28">Point </text:span>lhs, <text:span text:style-name="T28">Point </text:span>rhs) {</text:p>
      <text:p text:style-name="P38"><text:s text:c="4"/><text:span text:style-name="T14">return </text:span><text:span text:style-name="T17">{lhs.</text:span><text:span text:style-name="T34">x </text:span><text:span text:style-name="T17">- rhs.</text:span><text:span text:style-name="T34">x</text:span><text:span text:style-name="T17">, lhs.</text:span><text:span text:style-name="T34">y </text:span><text:span text:style-name="T17">- rhs.</text:span><text:span text:style-name="T34">y</text:span><text:span text:style-name="T17">};</text:span></text:p>
      <text:p text:style-name="P34">}</text:p>
      <text:p text:style-name="P34"><text:span text:style-name="T28">Point </text:span><text:span text:style-name="T13">operator </text:span><text:span text:style-name="T28">/ </text:span>(<text:span text:style-name="T28">Point </text:span>lhs, <text:span text:style-name="T13">double </text:span>a) {</text:p>
      <text:p text:style-name="P38"><text:s text:c="4"/><text:span text:style-name="T14">return </text:span><text:span text:style-name="T17">{ lhs.</text:span><text:span text:style-name="T34">x </text:span><text:span text:style-name="T17">/ a, lhs.</text:span><text:span text:style-name="T34">y </text:span><text:span text:style-name="T17">/ a};</text:span></text:p>
      <text:p text:style-name="P34">}</text:p>
      <text:p text:style-name="P34"><text:span text:style-name="T28">Point </text:span><text:span text:style-name="T13">operator </text:span><text:span text:style-name="T28">* </text:span>(<text:span text:style-name="T28">Point </text:span>lhs, <text:span text:style-name="T13">double </text:span>a) {</text:p>
      <text:p text:style-name="P38"><text:s text:c="4"/><text:span text:style-name="T14">return </text:span><text:span text:style-name="T17">{lhs.</text:span><text:span text:style-name="T34">x </text:span><text:span text:style-name="T17">* a, lhs.</text:span><text:span text:style-name="T34">y </text:span><text:span text:style-name="T17">* a};</text:span></text:p>
      <text:p text:style-name="P34">}</text:p>
      <text:p text:style-name="P34"><text:span text:style-name="T13">bool operator </text:span><text:span text:style-name="T28">&lt; </text:span>(<text:span text:style-name="T28">Point </text:span>lhs, <text:span text:style-name="T28">Point </text:span>rhs) {</text:p>
      <text:p text:style-name="P38"><text:s text:c="4"/><text:span text:style-name="T14">return </text:span><text:span text:style-name="T17">(lhs.</text:span><text:span text:style-name="T34">x </text:span><text:span text:style-name="T17">* lhs.</text:span><text:span text:style-name="T34">x </text:span><text:span text:style-name="T17">+ lhs.</text:span><text:span text:style-name="T34">y </text:span><text:span text:style-name="T17">* lhs.</text:span><text:span text:style-name="T34">y</text:span><text:span text:style-name="T17">) &lt; (lhs.</text:span><text:span text:style-name="T34">x </text:span><text:span text:style-name="T17">* lhs.</text:span><text:span text:style-name="T34">x </text:span><text:span text:style-name="T17">+ lhs.</text:span><text:span text:style-name="T34">y </text:span><text:span text:style-name="T17">* lhs.</text:span><text:span text:style-name="T34">y</text:span><text:span text:style-name="T17">);</text:span></text:p>
      <text:p text:style-name="P34">}</text:p>
      <text:p text:style-name="P34"><text:span text:style-name="T13">double operator </text:span><text:span text:style-name="T28">* </text:span>(<text:span text:style-name="T28">Vector </text:span>lhs, <text:span text:style-name="T28">Vector </text:span>rhs) {</text:p>
      <text:p text:style-name="P38"><text:s text:c="4"/><text:span text:style-name="T14">return </text:span><text:span text:style-name="T17">lhs.</text:span><text:span text:style-name="T34">x </text:span><text:span text:style-name="T17">* rhs.</text:span><text:span text:style-name="T34">x </text:span><text:span text:style-name="T17">+ lhs.</text:span><text:span text:style-name="T34">y </text:span><text:span text:style-name="T17">* rhs.</text:span><text:span text:style-name="T34">y</text:span><text:span text:style-name="T17">;</text:span></text:p>
      <text:p text:style-name="P34">}</text:p>
      <text:p text:style-name="P34"><text:span text:style-name="T13">bool </text:span>is_parallel(<text:span text:style-name="T13">const </text:span><text:span text:style-name="T28">Vector</text:span>&amp; lhs, <text:span text:style-name="T13">const </text:span><text:span text:style-name="T28">Vector</text:span>&amp; rhs) {</text:p>
      <text:p text:style-name="P38"><text:s text:c="4"/><text:span text:style-name="T14">return </text:span><text:span text:style-name="T17">(lhs.</text:span><text:span text:style-name="T34">x </text:span><text:span text:style-name="T17">* rhs.</text:span><text:span text:style-name="T34">y </text:span><text:span text:style-name="T17">- lhs.</text:span><text:span text:style-name="T34">y </text:span><text:span text:style-name="T17">* rhs.</text:span><text:span text:style-name="T34">y</text:span><text:span text:style-name="T17">) == </text:span><text:span text:style-name="T16">0</text:span><text:span text:style-name="T17">;</text:span></text:p>
      <text:p text:style-name="P34">}</text:p>
      <text:p text:style-name="P34"><text:span text:style-name="T13">bool </text:span><text:span text:style-name="T28">Vector</text:span>::<text:span text:style-name="T13">operator </text:span><text:span text:style-name="T28">== </text:span>(<text:span text:style-name="T28">Vector </text:span>rhs) {</text:p>
      <text:p text:style-name="P38"><text:s text:c="4"/><text:span text:style-name="T14">return</text:span></text:p>
      <text:p text:style-name="P38"><text:span text:style-name="T12"><text:s text:c="8"/></text:span><text:span text:style-name="T29">std</text:span><text:span text:style-name="T17">::abs(</text:span><text:span text:style-name="T34">x </text:span><text:span text:style-name="T17">- rhs.</text:span><text:span text:style-name="T34">x</text:span><text:span text:style-name="T17">) &lt; </text:span><text:span text:style-name="T29">std</text:span><text:span text:style-name="T17">::</text:span><text:span text:style-name="T29">numeric_limits</text:span><text:span text:style-name="T17">&lt;</text:span><text:span text:style-name="T14">double</text:span><text:span text:style-name="T17">&gt;::epsilon() * </text:span><text:span text:style-name="T16">100</text:span></text:p>
      <text:p text:style-name="P38"><text:span text:style-name="T15"><text:s text:c="8"/></text:span><text:span text:style-name="T17">&amp;&amp; </text:span><text:span text:style-name="T29">std</text:span><text:span text:style-name="T17">::abs(</text:span><text:span text:style-name="T34">y </text:span><text:span text:style-name="T17">- rhs.</text:span><text:span text:style-name="T34">y</text:span><text:span text:style-name="T17">) &lt; </text:span><text:span text:style-name="T29">std</text:span><text:span text:style-name="T17">::</text:span><text:span text:style-name="T29">numeric_limits</text:span><text:span text:style-name="T17">&lt;</text:span><text:span text:style-name="T14">double</text:span><text:span text:style-name="T17">&gt;::epsilon() * </text:span><text:span text:style-name="T16">100</text:span><text:span text:style-name="T17">;</text:span></text:p>
      <text:p text:style-name="P34">}</text:p>
      <text:p text:style-name="P34"><text:span text:style-name="T13">double </text:span><text:span text:style-name="T28">Vector</text:span>::length() <text:span text:style-name="T13">const </text:span>{</text:p>
      <text:p text:style-name="P38"><text:s text:c="4"/><text:span text:style-name="T14">return </text:span><text:span text:style-name="T17">sqrt(</text:span><text:span text:style-name="T34">x</text:span><text:span text:style-name="T17">*</text:span><text:span text:style-name="T34">x </text:span><text:span text:style-name="T17">+ </text:span><text:span text:style-name="T34">y</text:span><text:span text:style-name="T17">*</text:span><text:span text:style-name="T34">y</text:span><text:span text:style-name="T17">);</text:span></text:p>
      <text:p text:style-name="P34">}</text:p>
      <text:p text:style-name="P34"><text:span text:style-name="T28">Vector</text:span>::Vector(<text:span text:style-name="T13">double </text:span>a, <text:span text:style-name="T13">double </text:span>b)</text:p>
      <text:p text:style-name="P34">: <text:span text:style-name="T33">x</text:span>(a), <text:span text:style-name="T33">y</text:span>(b) {</text:p>
      <text:p text:style-name="P34">}</text:p>
      <text:p text:style-name="P34"><text:span text:style-name="T28">Vector</text:span>::Vector(<text:span text:style-name="T28">Point </text:span>a, <text:span text:style-name="T28">Point </text:span>b)</text:p>
      <text:p text:style-name="P34">: <text:span text:style-name="T33">x</text:span>(b.<text:span text:style-name="T33">x </text:span>- a.<text:span text:style-name="T33">x</text:span>), <text:span text:style-name="T33">y</text:span>(b.<text:span text:style-name="T33">y </text:span>- a.<text:span text:style-name="T33">y</text:span>){</text:p>
      <text:p text:style-name="P34">}</text:p>
      <text:p text:style-name="P34"><text:span text:style-name="T28">Vector Vector</text:span>::<text:span text:style-name="T13">operator </text:span><text:span text:style-name="T28">- </text:span>() {</text:p>
      <text:p text:style-name="P38"><text:s text:c="4"/><text:span text:style-name="T14">return </text:span><text:span text:style-name="T29">Vector</text:span><text:span text:style-name="T17">(-</text:span><text:span text:style-name="T34">x</text:span><text:span text:style-name="T17">, -</text:span><text:span text:style-name="T34">y</text:span><text:span text:style-name="T17">);</text:span></text:p>
      <text:p text:style-name="P34">}</text:p>
      <text:p text:style-name="P34"><text:span text:style-name="T13">bool </text:span>is_perpendecular(<text:span text:style-name="T13">const </text:span><text:span text:style-name="T28">Vector</text:span>&amp; lhs, <text:span text:style-name="T13">const </text:span><text:span text:style-name="T28">Vector</text:span>&amp; rhs) {</text:p>
      <text:p text:style-name="P38"><text:s text:c="4"/><text:span text:style-name="T14">return </text:span><text:span text:style-name="T17">(lhs </text:span><text:span text:style-name="T29">* </text:span><text:span text:style-name="T17">rhs) == </text:span><text:span text:style-name="T16">0</text:span><text:span text:style-name="T17">;</text:span></text:p>
      <text:p text:style-name="P34"><text:soft-page-break/>}</text:p>
      <text:p text:style-name="P34"><text:span text:style-name="T13">double </text:span>point_and_line_distance(<text:span text:style-name="T28">Point </text:span>p1, <text:span text:style-name="T28">Point </text:span>p2, <text:span text:style-name="T28">Point </text:span>p3) {</text:p>
      <text:p text:style-name="P38"><text:s text:c="4"/><text:span text:style-name="T14">double </text:span><text:span text:style-name="T17">A = p2.</text:span><text:span text:style-name="T34">y </text:span><text:span text:style-name="T17">- p3.</text:span><text:span text:style-name="T34">y</text:span><text:span text:style-name="T17">;</text:span></text:p>
      <text:p text:style-name="P38"><text:s text:c="4"/><text:span text:style-name="T14">double </text:span><text:span text:style-name="T17">B = p3.</text:span><text:span text:style-name="T34">x </text:span><text:span text:style-name="T17">- p2.</text:span><text:span text:style-name="T34">x</text:span><text:span text:style-name="T17">;</text:span></text:p>
      <text:p text:style-name="P38"><text:s text:c="4"/><text:span text:style-name="T14">double </text:span><text:span text:style-name="T17">C = p2.</text:span><text:span text:style-name="T34">x</text:span><text:span text:style-name="T17">*p3.</text:span><text:span text:style-name="T34">y </text:span><text:span text:style-name="T17">- p3.</text:span><text:span text:style-name="T34">x</text:span><text:span text:style-name="T17">*p2.</text:span><text:span text:style-name="T34">y</text:span><text:span text:style-name="T17">;</text:span></text:p>
      <text:p text:style-name="P38"><text:s text:c="4"/><text:span text:style-name="T14">return </text:span><text:span text:style-name="T17">(</text:span><text:span text:style-name="T29">std</text:span><text:span text:style-name="T17">::abs(A*p1.</text:span><text:span text:style-name="T34">x </text:span><text:span text:style-name="T17">+ B*p1.</text:span><text:span text:style-name="T34">y </text:span><text:span text:style-name="T17">+ C) / </text:span><text:span text:style-name="T29">std</text:span><text:span text:style-name="T17">::sqrt(A*A + B*B));</text:span></text:p>
      <text:p text:style-name="P34">}</text:p>
      <text:p text:style-name="P34"><text:span text:style-name="T28">std</text:span>::<text:span text:style-name="T30">ostream</text:span>&amp; <text:span text:style-name="T13">operator </text:span><text:span text:style-name="T28">&lt;&lt; </text:span>(<text:span text:style-name="T28">std</text:span>::<text:span text:style-name="T30">ostream</text:span>&amp; os, <text:span text:style-name="T13">const </text:span><text:span text:style-name="T28">Point</text:span>&amp; p) {</text:p>
      <text:p text:style-name="P38"><text:s text:c="4"/><text:span text:style-name="T14">return </text:span><text:span text:style-name="T17">os </text:span><text:span text:style-name="T29">&lt;&lt; </text:span><text:span text:style-name="T17">p.</text:span><text:span text:style-name="T34">x </text:span><text:span text:style-name="T29">&lt;&lt; </text:span><text:span text:style-name="T10">" " </text:span><text:span text:style-name="T29">&lt;&lt; </text:span><text:span text:style-name="T17">p.</text:span><text:span text:style-name="T34">y</text:span><text:span text:style-name="T17">;</text:span></text:p>
      <text:p text:style-name="P34">}</text:p>
      <text:p text:style-name="P34"><text:span text:style-name="T28">std</text:span>::<text:span text:style-name="T30">istream</text:span>&amp; <text:span text:style-name="T13">operator </text:span><text:span text:style-name="T28">&gt;&gt; </text:span>(<text:span text:style-name="T28">std</text:span>::<text:span text:style-name="T30">istream</text:span>&amp; is, <text:span text:style-name="T28">Point</text:span>&amp; p) {</text:p>
      <text:p text:style-name="P38"><text:s text:c="4"/><text:span text:style-name="T14">return </text:span><text:span text:style-name="T17">is </text:span><text:span text:style-name="T29">&gt;&gt; </text:span><text:span text:style-name="T17">p.</text:span><text:span text:style-name="T34">x </text:span><text:span text:style-name="T29">&gt;&gt; </text:span><text:span text:style-name="T17">p.</text:span><text:span text:style-name="T34">y</text:span><text:span text:style-name="T17">;</text:span></text:p>
      <text:p text:style-name="P34">}</text:p>
      <text:p text:style-name="P34"><text:span text:style-name="T28">std</text:span>::<text:span text:style-name="T30">ostream</text:span>&amp; <text:span text:style-name="T13">operator </text:span><text:span text:style-name="T28">&lt;&lt; </text:span>(<text:span text:style-name="T28">std</text:span>::<text:span text:style-name="T30">ostream</text:span>&amp; os, <text:span text:style-name="T13">const </text:span><text:span text:style-name="T28">Figure</text:span>&amp; fig) {</text:p>
      <text:p text:style-name="P38"><text:s text:c="4"/><text:span text:style-name="T17">fig.Print(os);</text:span></text:p>
      <text:p text:style-name="P38"><text:s text:c="4"/><text:span text:style-name="T14">return </text:span><text:span text:style-name="T17">os;</text:span></text:p>
      <text:p text:style-name="P41">}</text:p>
      <text:p text:style-name="P33"><text:span text:style-name="T25">FigureFactory</text:span><text:span text:style-name="T24">.</text:span><text:span text:style-name="T25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"Figures/Pentagon.h"</text:span></text:p>
      <text:p text:style-name="P34"><text:span text:style-name="T4">#include </text:span><text:span text:style-name="T8">"Figures/Trapeze.h"</text:span></text:p>
      <text:p text:style-name="P34"><text:span text:style-name="T4">#include </text:span><text:span text:style-name="T8">&lt;string&gt;</text:span></text:p>
      <text:p text:style-name="P34"><text:span text:style-name="T4">#include </text:span><text:span text:style-name="T8">"Figures/Rhombus.h"</text:span></text:p>
      <text:p text:style-name="P34"><text:span text:style-name="T4">#include </text:span><text:span text:style-name="T8">&lt;memory&gt;</text:span></text:p>
      <text:p text:style-name="P34"><text:span text:style-name="T13">class </text:span>FigureFactory {</text:p>
      <text:p text:style-name="P34"><text:span text:style-name="T13">public</text:span>:</text:p>
      <text:p text:style-name="P38"><text:s text:c="4"/><text:span text:style-name="T14">static </text:span><text:span text:style-name="T17">std::unique_ptr&lt;Figure&gt; CreateFigure(std::istream&amp; is);</text:span></text:p>
      <text:p text:style-name="P41">};</text:p>
      <text:p text:style-name="P33"><text:span text:style-name="T25">FigureFactory</text:span><text:span text:style-name="T24">.cpp</text:span></text:p>
      <text:p text:style-name="P40"><text:span text:style-name="T4">#include </text:span><text:span text:style-name="T8">"FigureFactory.h"</text:span></text:p>
      <text:p text:style-name="P34">std::unique_ptr&lt;Figure&gt; FigureFactory::CreateFigure(std::istream&amp; is) {</text:p>
      <text:p text:style-name="P38"><text:s text:c="4"/><text:span text:style-name="T17">std::string figure_type;</text:span></text:p>
      <text:p text:style-name="P38"><text:s text:c="4"/><text:span text:style-name="T17">is &gt;&gt; figure_type;</text:span></text:p>
      <text:p text:style-name="P38"><text:s text:c="4"/><text:span text:style-name="T14">for </text:span><text:span text:style-name="T17">(</text:span><text:span text:style-name="T14">char</text:span><text:span text:style-name="T17">&amp; c : figure_type) {</text:span></text:p>
      <text:p text:style-name="P38"><text:s text:c="8"/><text:span text:style-name="T17">c = std::tolower(c);</text:span></text:p>
      <text:p text:style-name="P38"><text:s text:c="4"/><text:span text:style-name="T17">}</text:span></text:p>
      <text:p text:style-name="P38"><text:s text:c="4"/><text:span text:style-name="T14">if </text:span><text:span text:style-name="T17">(figure_type == </text:span><text:span text:style-name="T10">"trapeze"</text:span><text:span text:style-name="T17">) {</text:span></text:p>
      <text:p text:style-name="P38"><text:s text:c="8"/><text:span text:style-name="T14">return </text:span><text:span text:style-name="T17">std::make_unique&lt;Trapeze&gt;(is);</text:span></text:p>
      <text:p text:style-name="P38"><text:s text:c="4"/><text:span text:style-name="T17">} </text:span><text:span text:style-name="T14">else if </text:span><text:span text:style-name="T17">(figure_type == </text:span><text:span text:style-name="T10">"pentagon"</text:span><text:span text:style-name="T17">) {</text:span></text:p>
      <text:p text:style-name="P38"><text:s text:c="8"/><text:span text:style-name="T14">return </text:span><text:span text:style-name="T17">std::make_unique&lt;Pentagon&gt;(is);</text:span></text:p>
      <text:p text:style-name="P38"><text:s text:c="4"/><text:span text:style-name="T17">} </text:span><text:span text:style-name="T14">else if </text:span><text:span text:style-name="T17">(figure_type == </text:span><text:span text:style-name="T10">"rhombus"</text:span><text:span text:style-name="T17">) {</text:span></text:p>
      <text:p text:style-name="P38"><text:s text:c="8"/><text:span text:style-name="T14">return </text:span><text:span text:style-name="T17">std::make_unique&lt;Rhombus&gt;(is);</text:span></text:p>
      <text:p text:style-name="P38"><text:s text:c="4"/><text:span text:style-name="T17">} </text:span><text:span text:style-name="T14">else </text:span><text:span text:style-name="T17">{</text:span></text:p>
      <text:p text:style-name="P38"><text:s text:c="8"/><text:span text:style-name="T14">throw </text:span><text:span text:style-name="T17">std::logic_error(</text:span><text:span text:style-name="T10">"Wrong type of figure"</text:span><text:span text:style-name="T17">);</text:span></text:p>
      <text:p text:style-name="P38"><text:s text:c="4"/><text:span text:style-name="T17">}</text:span></text:p>
      <text:p text:style-name="P41">}</text:p>
      <text:p text:style-name="P36"><text:span text:style-name="T9"/></text:p>
      <text:p text:style-name="P39"><text:span text:style-name="T11"/></text:p>
      <text:p text:style-name="P31"><text:soft-page-break/><text:span text:style-name="T32">Processor</text:span>.<text:span text:style-name="T32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&lt;vector&gt;</text:span></text:p>
      <text:p text:style-name="P34"><text:span text:style-name="T4">#include </text:span><text:span text:style-name="T8">&lt;memory&gt;</text:span></text:p>
      <text:p text:style-name="P34"><text:span text:style-name="T4">#include </text:span><text:span text:style-name="T8">"Figure.h"</text:span></text:p>
      <text:p text:style-name="P34"><text:span text:style-name="T13">class </text:span>Processor {</text:p>
      <text:p text:style-name="P34"><text:span text:style-name="T13">public</text:span>:</text:p>
      <text:p text:style-name="P38"><text:s text:c="4"/><text:span text:style-name="T14">virtual void </text:span><text:span text:style-name="T17">Process(</text:span><text:span text:style-name="T14">const </text:span><text:span text:style-name="T17">std::vector&lt;std::shared_ptr&lt;Figure&gt;&gt;&amp; buf) = </text:span><text:span text:style-name="T16">0</text:span><text:span text:style-name="T17">;</text:span></text:p>
      <text:p text:style-name="P41">};</text:p>
      <text:p text:style-name="P33"><text:span text:style-name="T25">Publisher</text:span><text:span text:style-name="T24">.</text:span><text:span text:style-name="T25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&lt;mutex&gt;</text:span></text:p>
      <text:p text:style-name="P34"><text:span text:style-name="T4">#include </text:span><text:span text:style-name="T8">&lt;memory&gt;</text:span></text:p>
      <text:p text:style-name="P34"><text:span text:style-name="T4">#include </text:span><text:span text:style-name="T8">&lt;condition_variable&gt;</text:span></text:p>
      <text:p text:style-name="P34"><text:span text:style-name="T4">#include </text:span><text:span text:style-name="T8">"Processor.h"</text:span></text:p>
      <text:p text:style-name="P34"><text:span text:style-name="T13">class </text:span>Publisher {</text:p>
      <text:p text:style-name="P34"><text:span text:style-name="T13">public</text:span>:</text:p>
      <text:p text:style-name="P38"><text:s text:c="4"/><text:span text:style-name="T14">void operator</text:span><text:span text:style-name="T17">() ();</text:span></text:p>
      <text:p text:style-name="P38"><text:s text:c="4"/><text:span text:style-name="T14">void </text:span><text:span text:style-name="T17">AddWorker(std::shared_ptr&lt;Processor&gt; worker);</text:span></text:p>
      <text:p text:style-name="P38"><text:s text:c="4"/><text:span text:style-name="T14">void </text:span><text:span text:style-name="T17">SetBuffer(std::shared_ptr&lt;std::vector&lt;std::shared_ptr&lt;Figure&gt;&gt;&gt; buffer);</text:span></text:p>
      <text:p text:style-name="P38"><text:s text:c="4"/><text:span text:style-name="T14">void </text:span><text:span text:style-name="T17">Notify();</text:span></text:p>
      <text:p text:style-name="P38"><text:s text:c="4"/><text:span text:style-name="T14">void </text:span><text:span text:style-name="T17">Finish();</text:span></text:p>
      <text:p text:style-name="P34"><text:span text:style-name="T13">private</text:span>:</text:p>
      <text:p text:style-name="P38"><text:s text:c="4"/><text:span text:style-name="T17">std::mutex mutex_;</text:span></text:p>
      <text:p text:style-name="P38"><text:s text:c="4"/><text:span text:style-name="T17">std::condition_variable variable_;</text:span></text:p>
      <text:p text:style-name="P38"><text:s text:c="4"/><text:span text:style-name="T17">std::vector&lt;std::shared_ptr&lt;Processor&gt;&gt; workers_;</text:span></text:p>
      <text:p text:style-name="P38"><text:s text:c="4"/><text:span text:style-name="T17">std::shared_ptr&lt;std::vector&lt;std::shared_ptr&lt;Figure&gt;&gt;&gt; buffer_;</text:span></text:p>
      <text:p text:style-name="P38"><text:s text:c="4"/><text:span text:style-name="T14">bool </text:span><text:span text:style-name="T17">finish_ = </text:span><text:span text:style-name="T14">false</text:span><text:span text:style-name="T17">;</text:span></text:p>
      <text:p text:style-name="P41">};</text:p>
      <text:p text:style-name="P33"><text:span text:style-name="T25">Publisher</text:span><text:span text:style-name="T24">.cpp</text:span></text:p>
      <text:p text:style-name="P36"><text:span text:style-name="T5">#</text:span><text:span text:style-name="T6">include</text:span><text:span text:style-name="T5"> </text:span><text:span text:style-name="T9">"Publisher.h"</text:span></text:p>
      <text:p text:style-name="P34"><text:span text:style-name="T13">void </text:span>Publisher::<text:span text:style-name="T13">operator</text:span>() () {</text:p>
      <text:p text:style-name="P38"><text:s text:c="4"/><text:span text:style-name="T14">while </text:span><text:span text:style-name="T17">(</text:span><text:span text:style-name="T14">true</text:span><text:span text:style-name="T17">) {</text:span></text:p>
      <text:p text:style-name="P38"><text:s text:c="8"/><text:span text:style-name="T17">std::unique_lock&lt;std::mutex&gt; lock(mutex_);</text:span></text:p>
      <text:p text:style-name="P38"><text:s text:c="8"/><text:span text:style-name="T17">variable_.wait(lock, [&amp;finish_ = </text:span><text:span text:style-name="T14">this</text:span><text:span text:style-name="T17">-&gt;finish_, &amp;buffer_ = </text:span><text:span text:style-name="T14">this</text:span><text:span text:style-name="T17">-&gt;buffer_] () {</text:span><text:span text:style-name="T14">return </text:span><text:span text:style-name="T17">finish_ || buffer_!= </text:span><text:span text:style-name="T14">nullptr</text:span><text:span text:style-name="T17">;});</text:span></text:p>
      <text:p text:style-name="P38"><text:s text:c="8"/><text:span text:style-name="T14">if </text:span><text:span text:style-name="T17">(finish_) {</text:span></text:p>
      <text:p text:style-name="P38"><text:s text:c="12"/><text:span text:style-name="T14">break</text:span><text:span text:style-name="T17">;</text:span></text:p>
      <text:p text:style-name="P38"><text:s text:c="8"/><text:span text:style-name="T17">}</text:span></text:p>
      <text:p text:style-name="P38"><text:s text:c="8"/><text:span text:style-name="T14">for </text:span><text:span text:style-name="T17">(std::shared_ptr&lt;Processor&gt;&amp; ptr : workers_) {</text:span></text:p>
      <text:p text:style-name="P38"><text:s text:c="12"/><text:span text:style-name="T17">ptr-&gt;Process(*buffer_);</text:span></text:p>
      <text:p text:style-name="P38"><text:s text:c="8"/><text:span text:style-name="T17">}</text:span></text:p>
      <text:p text:style-name="P38"><text:s text:c="8"/><text:span text:style-name="T17">buffer_ = </text:span><text:span text:style-name="T14">nullptr</text:span><text:span text:style-name="T17">;</text:span></text:p>
      <text:p text:style-name="P38"><text:s text:c="8"/><text:span text:style-name="T17">variable_.notify_all();</text:span></text:p>
      <text:p text:style-name="P38"><text:s text:c="4"/><text:span text:style-name="T17">}</text:span></text:p>
      <text:p text:style-name="P34">}</text:p>
      <text:p text:style-name="P34"><text:span text:style-name="T13">void </text:span>Publisher::AddWorker(std::shared_ptr&lt;Processor&gt; worker) {</text:p>
      <text:p text:style-name="P38"><text:soft-page-break/><text:s text:c="4"/><text:span text:style-name="T17">workers_.push_back(std::move(worker));</text:span></text:p>
      <text:p text:style-name="P34">}</text:p>
      <text:p text:style-name="P34"><text:span text:style-name="T13">void </text:span>Publisher::SetBuffer(std::shared_ptr&lt;std::vector&lt;std::shared_ptr&lt;Figure&gt;&gt;&gt; buffer) {</text:p>
      <text:p text:style-name="P38"><text:s text:c="4"/><text:span text:style-name="T17">buffer_ = std::move(buffer);</text:span></text:p>
      <text:p text:style-name="P34">}</text:p>
      <text:p text:style-name="P34"><text:span text:style-name="T13">void </text:span>Publisher::Notify() {</text:p>
      <text:p text:style-name="P38"><text:s text:c="4"/><text:span text:style-name="T17">std::unique_lock&lt;std::mutex&gt; lock(mutex_);</text:span></text:p>
      <text:p text:style-name="P38"><text:s text:c="4"/><text:span text:style-name="T17">variable_.notify_all();</text:span></text:p>
      <text:p text:style-name="P38"><text:s text:c="4"/><text:span text:style-name="T17">variable_.wait(lock, [</text:span><text:span text:style-name="T14">this</text:span><text:span text:style-name="T17">] () { </text:span><text:span text:style-name="T14">return </text:span><text:span text:style-name="T17">buffer_ == </text:span><text:span text:style-name="T14">nullptr</text:span><text:span text:style-name="T17">;});</text:span></text:p>
      <text:p text:style-name="P34">}</text:p>
      <text:p text:style-name="P34"><text:span text:style-name="T13">void </text:span>Publisher::Finish() {</text:p>
      <text:p text:style-name="P38"><text:s text:c="4"/><text:span text:style-name="T17">finish_ = </text:span><text:span text:style-name="T14">true</text:span><text:span text:style-name="T17">;</text:span></text:p>
      <text:p text:style-name="P38"><text:s text:c="4"/><text:span text:style-name="T17">variable_.notify_all();</text:span></text:p>
      <text:p text:style-name="P41">}</text:p>
      <text:p text:style-name="P33"><text:span text:style-name="T25">ConsoleProcessor</text:span><text:span text:style-name="T24">.</text:span><text:span text:style-name="T25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"../Processor.h"</text:span></text:p>
      <text:p text:style-name="P34"><text:span text:style-name="T13">class </text:span><text:span text:style-name="T28">ConsoleProcessor </text:span>: <text:span text:style-name="T13">public </text:span><text:span text:style-name="T28">Processor </text:span>{</text:p>
      <text:p text:style-name="P34"><text:span text:style-name="T13">public</text:span>:</text:p>
      <text:p text:style-name="P38"><text:s text:c="4"/><text:span text:style-name="T14">void </text:span><text:span text:style-name="T17">Process(</text:span><text:span text:style-name="T14">const </text:span><text:span text:style-name="T29">std</text:span><text:span text:style-name="T17">::</text:span><text:span text:style-name="T29">vector</text:span><text:span text:style-name="T17">&lt;</text:span><text:span text:style-name="T29">std</text:span><text:span text:style-name="T17">::</text:span><text:span text:style-name="T29">shared_ptr</text:span><text:span text:style-name="T17">&lt;</text:span><text:span text:style-name="T29">Figure</text:span><text:span text:style-name="T17">&gt;&gt;&amp; buf) </text:span><text:span text:style-name="T14">override</text:span><text:span text:style-name="T17">;</text:span></text:p>
      <text:p text:style-name="P41">};</text:p>
      <text:p text:style-name="P33"><text:span text:style-name="T25">ConsoleProcessor</text:span><text:span text:style-name="T24">.cpp</text:span></text:p>
      <text:p text:style-name="P36"><text:span text:style-name="T5">#</text:span><text:span text:style-name="T6">include</text:span><text:span text:style-name="T5"> </text:span><text:span text:style-name="T9">"ConsoleProcessor.h"</text:span></text:p>
      <text:p text:style-name="P34"><text:span text:style-name="T13">void </text:span>ConsoleProcessor::Process(<text:span text:style-name="T13">const </text:span>std::vector&lt;std::shared_ptr&lt;Figure&gt; &gt; &amp;buf) {</text:p>
      <text:p text:style-name="P38"><text:s text:c="4"/><text:span text:style-name="T14">for </text:span><text:span text:style-name="T17">(</text:span><text:span text:style-name="T14">const </text:span><text:span text:style-name="T17">std::shared_ptr&lt;Figure&gt;&amp; ptr : buf) {</text:span></text:p>
      <text:p text:style-name="P38"><text:s text:c="8"/><text:span text:style-name="T17">ptr-&gt;Print(std::cout);</text:span></text:p>
      <text:p text:style-name="P38"><text:s text:c="8"/><text:span text:style-name="T17">std::cout &lt;&lt; </text:span><text:span text:style-name="T10">"</text:span><text:span text:style-name="T14">\n</text:span><text:span text:style-name="T10">"</text:span><text:span text:style-name="T17">;</text:span></text:p>
      <text:p text:style-name="P38"><text:s text:c="4"/><text:span text:style-name="T17">}</text:span></text:p>
      <text:p text:style-name="P41">}</text:p>
      <text:p text:style-name="P33"><text:span text:style-name="T25">LineProcessor</text:span><text:span text:style-name="T24">.</text:span><text:span text:style-name="T25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&lt;fstream&gt;</text:span></text:p>
      <text:p text:style-name="P34"><text:span text:style-name="T4">#include </text:span><text:span text:style-name="T8">"../Processor.h"</text:span></text:p>
      <text:p text:style-name="P34"><text:span text:style-name="T13">class </text:span>FileProcessor : <text:span text:style-name="T13">public </text:span>Processor {</text:p>
      <text:p text:style-name="P34"><text:span text:style-name="T13">public</text:span>:</text:p>
      <text:p text:style-name="P38"><text:s text:c="4"/><text:span text:style-name="T14">void </text:span><text:span text:style-name="T17">Process(</text:span><text:span text:style-name="T14">const </text:span><text:span text:style-name="T17">std::vector&lt;std::shared_ptr&lt;Figure&gt;&gt;&amp; buf) </text:span><text:span text:style-name="T14">override</text:span><text:span text:style-name="T17">;</text:span></text:p>
      <text:p text:style-name="P34"><text:span text:style-name="T13">private</text:span>:</text:p>
      <text:p text:style-name="P38"><text:s text:c="4"/><text:span text:style-name="T14">unsigned </text:span><text:span text:style-name="T17">counter_ = </text:span><text:span text:style-name="T16">1</text:span><text:span text:style-name="T17">;</text:span></text:p>
      <text:p text:style-name="P41">};</text:p>
      <text:p text:style-name="P33"><text:span text:style-name="T25">LineProcessor</text:span><text:span text:style-name="T24">.cpp</text:span></text:p>
      <text:p text:style-name="P36"><text:span text:style-name="T5">#</text:span><text:span text:style-name="T6">include</text:span><text:span text:style-name="T5"> </text:span><text:span text:style-name="T9">"FileProcessor.h"</text:span></text:p>
      <text:p text:style-name="P34"><text:span text:style-name="T13">void </text:span><text:span text:style-name="T28">FileProcessor</text:span>::Process(<text:span text:style-name="T13">const </text:span><text:span text:style-name="T28">std</text:span>::<text:span text:style-name="T28">vector</text:span>&lt;<text:span text:style-name="T28">std</text:span>::<text:span text:style-name="T28">shared_ptr</text:span>&lt;<text:span text:style-name="T28">Figure</text:span>&gt;&gt; &amp;buf) {</text:p>
      <text:p text:style-name="P38"><text:s text:c="4"/><text:span text:style-name="T29">std</text:span><text:span text:style-name="T17">::</text:span><text:span text:style-name="T31">ofstream </text:span><text:span text:style-name="T17">fs(</text:span><text:span text:style-name="T10">"Buffer_" </text:span><text:span text:style-name="T29">+ std</text:span><text:span text:style-name="T17">::to_string(</text:span><text:span text:style-name="T34">counter_</text:span><text:span text:style-name="T17">++), </text:span><text:span text:style-name="T29">std</text:span><text:span text:style-name="T17">::</text:span><text:span text:style-name="T29">ios</text:span><text:span text:style-name="T17">::</text:span><text:span text:style-name="T34">out </text:span><text:soft-page-break/><text:span text:style-name="T29">| std</text:span><text:span text:style-name="T17">::</text:span><text:span text:style-name="T29">ios</text:span><text:span text:style-name="T17">::</text:span><text:span text:style-name="T34">trunc</text:span><text:span text:style-name="T17">);</text:span></text:p>
      <text:p text:style-name="P38"><text:s text:c="4"/><text:span text:style-name="T14">if </text:span><text:span text:style-name="T17">(</text:span><text:span text:style-name="T29">!</text:span><text:span text:style-name="T17">fs) {</text:span></text:p>
      <text:p text:style-name="P38"><text:s text:c="8"/><text:span text:style-name="T14">throw </text:span><text:span text:style-name="T29">std</text:span><text:span text:style-name="T17">::</text:span><text:span text:style-name="T29">runtime_error</text:span><text:span text:style-name="T17">(</text:span><text:span text:style-name="T10">"File wasnt open"</text:span><text:span text:style-name="T17">);</text:span></text:p>
      <text:p text:style-name="P38"><text:s text:c="4"/><text:span text:style-name="T17">}</text:span></text:p>
      <text:p text:style-name="P38"><text:s text:c="4"/><text:span text:style-name="T14">for </text:span><text:span text:style-name="T17">(</text:span><text:span text:style-name="T14">const </text:span><text:span text:style-name="T29">std</text:span><text:span text:style-name="T17">::</text:span><text:span text:style-name="T29">shared_ptr</text:span><text:span text:style-name="T17">&lt;</text:span><text:span text:style-name="T29">Figure</text:span><text:span text:style-name="T17">&gt;&amp; ptr : buf) {</text:span></text:p>
      <text:p text:style-name="P38"><text:s text:c="8"/><text:span text:style-name="T17">ptr</text:span><text:span text:style-name="T29">-&gt;</text:span><text:span text:style-name="T17">Print(fs);</text:span></text:p>
      <text:p text:style-name="P38"><text:s text:c="8"/><text:span text:style-name="T17">fs </text:span><text:span text:style-name="T29">&lt;&lt; </text:span><text:span text:style-name="T10">"</text:span><text:span text:style-name="T14">\n</text:span><text:span text:style-name="T10">"</text:span><text:span text:style-name="T17">;</text:span></text:p>
      <text:p text:style-name="P38"><text:s text:c="4"/><text:span text:style-name="T17">}</text:span></text:p>
      <text:p text:style-name="P41">}</text:p>
      <text:p text:style-name="P33"><text:span text:style-name="T25">Trapeze</text:span><text:span text:style-name="T24">.</text:span><text:span text:style-name="T25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"../Figure.h"</text:span></text:p>
      <text:p text:style-name="P34"><text:span text:style-name="T4">#include </text:span><text:span text:style-name="T8">&lt;exception&gt;</text:span></text:p>
      <text:p text:style-name="P34"><text:span text:style-name="T13">class </text:span><text:span text:style-name="T28">Trapeze </text:span>: <text:span text:style-name="T13">public </text:span><text:span text:style-name="T28">Figure </text:span>{</text:p>
      <text:p text:style-name="P34"><text:span text:style-name="T13">public</text:span>:</text:p>
      <text:p text:style-name="P38"><text:s text:c="4"/><text:span text:style-name="T17">Trapeze(</text:span><text:span text:style-name="T29">std</text:span><text:span text:style-name="T17">::</text:span><text:span text:style-name="T31">istream</text:span><text:span text:style-name="T17">&amp; is);</text:span></text:p>
      <text:p text:style-name="P38"><text:s text:c="4"/><text:span text:style-name="T17">Trapeze(</text:span><text:span text:style-name="T29">Point </text:span><text:span text:style-name="T17">p1, </text:span><text:span text:style-name="T29">Point </text:span><text:span text:style-name="T17">p2, </text:span><text:span text:style-name="T29">Point </text:span><text:span text:style-name="T17">p3, </text:span><text:span text:style-name="T29">Point </text:span><text:span text:style-name="T17">p4);</text:span></text:p>
      <text:p text:style-name="P38"><text:s text:c="4"/><text:span text:style-name="T14">void </text:span><text:span text:style-name="T17">Print(</text:span><text:span text:style-name="T29">std</text:span><text:span text:style-name="T17">::</text:span><text:span text:style-name="T31">ostream</text:span><text:span text:style-name="T17">&amp; os) </text:span><text:span text:style-name="T14">const override</text:span><text:span text:style-name="T17">;</text:span></text:p>
      <text:p text:style-name="P34"><text:span text:style-name="T13">private</text:span>:</text:p>
      <text:p text:style-name="P38"><text:s text:c="4"/><text:span text:style-name="T29">Point </text:span><text:span text:style-name="T34">p1_</text:span><text:span text:style-name="T17">, </text:span><text:span text:style-name="T34">p2_</text:span><text:span text:style-name="T17">, </text:span><text:span text:style-name="T34">p3_</text:span><text:span text:style-name="T17">, </text:span><text:span text:style-name="T34">p4_</text:span><text:span text:style-name="T17">;</text:span></text:p>
      <text:p text:style-name="P41">};</text:p>
      <text:p text:style-name="P33"><text:span text:style-name="T25">Trapeze</text:span><text:span text:style-name="T24">.cpp</text:span></text:p>
      <text:p text:style-name="P36"><text:span text:style-name="T5">#</text:span><text:span text:style-name="T6">include</text:span><text:span text:style-name="T5"> </text:span><text:span text:style-name="T9">"Trapeze.h"</text:span></text:p>
      <text:p text:style-name="P34"><text:span text:style-name="T28">Trapeze</text:span>::Trapeze(<text:span text:style-name="T28">Point </text:span>p1, <text:span text:style-name="T28">Point </text:span>p2, <text:span text:style-name="T28">Point </text:span>p3, <text:span text:style-name="T28">Point </text:span>p4)</text:p>
      <text:p text:style-name="P34">: <text:s/><text:span text:style-name="T33">p1_</text:span>(p1), <text:span text:style-name="T33">p2_</text:span>(p2), <text:span text:style-name="T33">p3_</text:span>(p3), <text:span text:style-name="T33">p4_</text:span>(p4){</text:p>
      <text:p text:style-name="P38"><text:s text:c="4"/><text:span text:style-name="T29">Vector </text:span><text:span text:style-name="T17">v1(</text:span><text:span text:style-name="T34">p1_</text:span><text:span text:style-name="T17">, </text:span><text:span text:style-name="T34">p2_</text:span><text:span text:style-name="T17">), v2(</text:span><text:span text:style-name="T34">p3_</text:span><text:span text:style-name="T17">, </text:span><text:span text:style-name="T34">p4_</text:span><text:span text:style-name="T17">);</text:span></text:p>
      <text:p text:style-name="P38"><text:s text:c="4"/><text:span text:style-name="T14">if </text:span><text:span text:style-name="T17">(v1 = </text:span><text:span text:style-name="T29">Vector</text:span><text:span text:style-name="T17">(</text:span><text:span text:style-name="T34">p1_</text:span><text:span text:style-name="T17">, </text:span><text:span text:style-name="T34">p2_</text:span><text:span text:style-name="T17">), v2 = </text:span><text:span text:style-name="T29">Vector</text:span><text:span text:style-name="T17">(</text:span><text:span text:style-name="T34">p3_</text:span><text:span text:style-name="T17">, </text:span><text:span text:style-name="T34">p4_</text:span><text:span text:style-name="T17">), is_parallel(v1, v2)) {</text:span></text:p>
      <text:p text:style-name="P38"><text:s text:c="8"/><text:span text:style-name="T14">if </text:span><text:span text:style-name="T17">(v1 </text:span><text:span text:style-name="T29">* </text:span><text:span text:style-name="T17">v2 &lt; </text:span><text:span text:style-name="T16">0</text:span><text:span text:style-name="T17">) {</text:span></text:p>
      <text:p text:style-name="P38"><text:s text:c="12"/><text:span text:style-name="T29">std</text:span><text:span text:style-name="T17">::swap(</text:span><text:span text:style-name="T34">p3_</text:span><text:span text:style-name="T17">, </text:span><text:span text:style-name="T34">p4_</text:span><text:span text:style-name="T17">);</text:span></text:p>
      <text:p text:style-name="P38"><text:s text:c="8"/><text:span text:style-name="T17">}</text:span></text:p>
      <text:p text:style-name="P38"><text:s text:c="4"/><text:span text:style-name="T17">} </text:span><text:span text:style-name="T14">else if </text:span><text:span text:style-name="T17">(v1 = </text:span><text:span text:style-name="T29">Vector</text:span><text:span text:style-name="T17">(</text:span><text:span text:style-name="T34">p1_</text:span><text:span text:style-name="T17">, </text:span><text:span text:style-name="T34">p3_</text:span><text:span text:style-name="T17">), v2 = </text:span><text:span text:style-name="T29">Vector</text:span><text:span text:style-name="T17">(</text:span><text:span text:style-name="T34">p2_</text:span><text:span text:style-name="T17">, </text:span><text:span text:style-name="T34">p4_</text:span><text:span text:style-name="T17">), is_parallel(v1, v2)) {</text:span></text:p>
      <text:p text:style-name="P38"><text:s text:c="8"/><text:span text:style-name="T14">if </text:span><text:span text:style-name="T17">(v1 </text:span><text:span text:style-name="T29">* </text:span><text:span text:style-name="T17">v2 &lt; </text:span><text:span text:style-name="T16">0</text:span><text:span text:style-name="T17">) {</text:span></text:p>
      <text:p text:style-name="P38"><text:s text:c="12"/><text:span text:style-name="T29">std</text:span><text:span text:style-name="T17">::swap(</text:span><text:span text:style-name="T34">p2_</text:span><text:span text:style-name="T17">, </text:span><text:span text:style-name="T34">p4_</text:span><text:span text:style-name="T17">);</text:span></text:p>
      <text:p text:style-name="P38"><text:s text:c="8"/><text:span text:style-name="T17">}</text:span></text:p>
      <text:p text:style-name="P38"><text:s text:c="8"/><text:span text:style-name="T29">std</text:span><text:span text:style-name="T17">::swap(</text:span><text:span text:style-name="T34">p2_</text:span><text:span text:style-name="T17">, </text:span><text:span text:style-name="T34">p3_</text:span><text:span text:style-name="T17">);</text:span></text:p>
      <text:p text:style-name="P38"><text:s text:c="4"/><text:span text:style-name="T17">} </text:span><text:span text:style-name="T14">else if </text:span><text:span text:style-name="T17">(v1 = </text:span><text:span text:style-name="T29">Vector</text:span><text:span text:style-name="T17">(</text:span><text:span text:style-name="T34">p1_</text:span><text:span text:style-name="T17">, </text:span><text:span text:style-name="T34">p4_</text:span><text:span text:style-name="T17">), v2 = </text:span><text:span text:style-name="T29">Vector</text:span><text:span text:style-name="T17">(</text:span><text:span text:style-name="T34">p2_</text:span><text:span text:style-name="T17">, </text:span><text:span text:style-name="T34">p3_</text:span><text:span text:style-name="T17">), is_parallel(v1, v2)) {</text:span></text:p>
      <text:p text:style-name="P38"><text:s text:c="8"/><text:span text:style-name="T14">if </text:span><text:span text:style-name="T17">(v1 </text:span><text:span text:style-name="T29">* </text:span><text:span text:style-name="T17">v2 &lt; </text:span><text:span text:style-name="T16">0</text:span><text:span text:style-name="T17">) {</text:span></text:p>
      <text:p text:style-name="P38"><text:s text:c="12"/><text:span text:style-name="T29">std</text:span><text:span text:style-name="T17">::swap(</text:span><text:span text:style-name="T34">p2_</text:span><text:span text:style-name="T17">, </text:span><text:span text:style-name="T34">p3_</text:span><text:span text:style-name="T17">);</text:span></text:p>
      <text:p text:style-name="P38"><text:s text:c="8"/><text:span text:style-name="T17">}</text:span></text:p>
      <text:p text:style-name="P38"><text:s text:c="8"/><text:span text:style-name="T29">std</text:span><text:span text:style-name="T17">::swap(</text:span><text:span text:style-name="T34">p2_</text:span><text:span text:style-name="T17">, </text:span><text:span text:style-name="T34">p4_</text:span><text:span text:style-name="T17">);</text:span></text:p>
      <text:p text:style-name="P38"><text:s text:c="8"/><text:span text:style-name="T29">std</text:span><text:span text:style-name="T17">::swap(</text:span><text:span text:style-name="T34">p3_</text:span><text:span text:style-name="T17">, </text:span><text:span text:style-name="T34">p4_</text:span><text:span text:style-name="T17">);</text:span></text:p>
      <text:p text:style-name="P38"><text:s text:c="4"/><text:span text:style-name="T17">} </text:span><text:span text:style-name="T14">else </text:span><text:span text:style-name="T17">{</text:span></text:p>
      <text:p text:style-name="P38"><text:s text:c="8"/><text:span text:style-name="T14">throw </text:span><text:span text:style-name="T29">std</text:span><text:span text:style-name="T17">::</text:span><text:span text:style-name="T29">logic_error</text:span><text:span text:style-name="T17">(</text:span><text:span text:style-name="T10">"At least 2 sides of trapeze must be parallel"</text:span><text:span text:style-name="T17">);</text:span></text:p>
      <text:p text:style-name="P38"><text:s text:c="4"/><text:span text:style-name="T17">}</text:span></text:p>
      <text:p text:style-name="P34">}</text:p>
      <text:p text:style-name="P34"><text:soft-page-break/><text:span text:style-name="T13">void </text:span><text:span text:style-name="T28">Trapeze</text:span>::Print(<text:span text:style-name="T28">std</text:span>::<text:span text:style-name="T30">ostream</text:span>&amp; os) <text:span text:style-name="T13">const </text:span>{</text:p>
      <text:p text:style-name="P38"><text:s text:c="4"/><text:span text:style-name="T17">os </text:span><text:span text:style-name="T29">&lt;&lt; </text:span><text:span text:style-name="T10">"Trapeze, p1: " </text:span><text:span text:style-name="T29">&lt;&lt; </text:span><text:span text:style-name="T34">p1_ </text:span><text:span text:style-name="T29">&lt;&lt; </text:span><text:span text:style-name="T10">", p2: " </text:span><text:span text:style-name="T29">&lt;&lt; </text:span><text:span text:style-name="T34">p2_ </text:span><text:span text:style-name="T29">&lt;&lt; </text:span><text:span text:style-name="T10">", p3: " </text:span><text:span text:style-name="T29">&lt;&lt; </text:span><text:span text:style-name="T34">p3_ </text:span><text:span text:style-name="T29">&lt;&lt; </text:span><text:span text:style-name="T10">", p4: " </text:span><text:span text:style-name="T29">&lt;&lt; </text:span><text:span text:style-name="T34">p4_</text:span><text:span text:style-name="T17">;</text:span></text:p>
      <text:p text:style-name="P34">}</text:p>
      <text:p text:style-name="P34"><text:span text:style-name="T28">Trapeze</text:span>::<text:span text:style-name="T33">Trapeze</text:span>(<text:span text:style-name="T28">std</text:span>::<text:span text:style-name="T30">istream </text:span>&amp;is) {</text:p>
      <text:p text:style-name="P38"><text:s text:c="4"/><text:span text:style-name="T29">Point </text:span><text:span text:style-name="T17">p1,p2,p3,p4;</text:span></text:p>
      <text:p text:style-name="P38"><text:s text:c="4"/><text:span text:style-name="T17">is </text:span><text:span text:style-name="T29">&gt;&gt; </text:span><text:span text:style-name="T17">p1 </text:span><text:span text:style-name="T29">&gt;&gt; </text:span><text:span text:style-name="T17">p2 </text:span><text:span text:style-name="T29">&gt;&gt; </text:span><text:span text:style-name="T17">p3 </text:span><text:span text:style-name="T29">&gt;&gt; </text:span><text:span text:style-name="T17">p4;</text:span></text:p>
      <text:p text:style-name="P38"><text:s text:c="4"/><text:span text:style-name="T17">*</text:span><text:span text:style-name="T14">this </text:span><text:span text:style-name="T17">= </text:span><text:span text:style-name="T29">Trapeze</text:span><text:span text:style-name="T17">(p1,p2,p3,p4);</text:span></text:p>
      <text:p text:style-name="P41">}</text:p>
      <text:p text:style-name="P33"><text:span text:style-name="T25">Rhombus</text:span><text:span text:style-name="T24">.</text:span><text:span text:style-name="T25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"../Figure.h"</text:span></text:p>
      <text:p text:style-name="P34"><text:span text:style-name="T13">class </text:span><text:span text:style-name="T28">Rhombus </text:span>: <text:span text:style-name="T13">public </text:span><text:span text:style-name="T28">Figure </text:span>{</text:p>
      <text:p text:style-name="P34"><text:span text:style-name="T13">public</text:span>:</text:p>
      <text:p text:style-name="P38"><text:s text:c="4"/><text:span text:style-name="T17">Rhombus(</text:span><text:span text:style-name="T29">std</text:span><text:span text:style-name="T17">::</text:span><text:span text:style-name="T31">istream</text:span><text:span text:style-name="T17">&amp; is);</text:span></text:p>
      <text:p text:style-name="P38"><text:s text:c="4"/><text:span text:style-name="T17">Rhombus(</text:span><text:span text:style-name="T29">Point </text:span><text:span text:style-name="T17">p1_, </text:span><text:span text:style-name="T29">Point </text:span><text:span text:style-name="T17">p2_, </text:span><text:span text:style-name="T29">Point </text:span><text:span text:style-name="T17">p3_, </text:span><text:span text:style-name="T29">Point </text:span><text:span text:style-name="T17">p4_);</text:span></text:p>
      <text:p text:style-name="P38"><text:s text:c="4"/><text:span text:style-name="T14">void </text:span><text:span text:style-name="T17">Print(</text:span><text:span text:style-name="T29">std</text:span><text:span text:style-name="T17">::</text:span><text:span text:style-name="T31">ostream</text:span><text:span text:style-name="T17">&amp; os) </text:span><text:span text:style-name="T14">const override</text:span><text:span text:style-name="T17">;</text:span></text:p>
      <text:p text:style-name="P34"><text:span text:style-name="T13">private</text:span>:</text:p>
      <text:p text:style-name="P38"><text:s text:c="4"/><text:span text:style-name="T29">Point </text:span><text:span text:style-name="T34">p1_</text:span><text:span text:style-name="T17">, </text:span><text:span text:style-name="T34">p2_</text:span><text:span text:style-name="T17">, </text:span><text:span text:style-name="T34">p3_</text:span><text:span text:style-name="T17">, </text:span><text:span text:style-name="T34">p4_</text:span><text:span text:style-name="T17">;</text:span></text:p>
      <text:p text:style-name="P41">};</text:p>
      <text:p text:style-name="P33"><text:span text:style-name="T25">Rhombus</text:span><text:span text:style-name="T24">.cpp</text:span></text:p>
      <text:p text:style-name="P36"><text:span text:style-name="T5">#</text:span><text:span text:style-name="T6">include</text:span><text:span text:style-name="T5"> </text:span><text:span text:style-name="T9">"Rhombus.h"</text:span></text:p>
      <text:p text:style-name="P34"><text:span text:style-name="T28">Rhombus</text:span>::Rhombus(<text:span text:style-name="T28">Point </text:span>p1, <text:span text:style-name="T28">Point </text:span>p2, <text:span text:style-name="T28">Point </text:span>p3, <text:span text:style-name="T28">Point </text:span>p4)</text:p>
      <text:p text:style-name="P34">: <text:span text:style-name="T33">p1_</text:span>(p1), <text:span text:style-name="T33">p2_</text:span>(p2), <text:span text:style-name="T33">p3_</text:span>(p3), <text:span text:style-name="T33">p4_</text:span>(p4) {</text:p>
      <text:p text:style-name="P38"><text:s text:c="4"/><text:span text:style-name="T14">if </text:span><text:span text:style-name="T17">(</text:span><text:span text:style-name="T29">Vector</text:span><text:span text:style-name="T17">(</text:span><text:span text:style-name="T34">p1_</text:span><text:span text:style-name="T17">, </text:span><text:span text:style-name="T34">p2_</text:span><text:span text:style-name="T17">).length() == </text:span><text:span text:style-name="T29">Vector</text:span><text:span text:style-name="T17">(</text:span><text:span text:style-name="T34">p1_</text:span><text:span text:style-name="T17">, </text:span><text:span text:style-name="T34">p4_</text:span><text:span text:style-name="T17">).length()</text:span></text:p>
      <text:p text:style-name="P38"><text:s text:c="8"/><text:span text:style-name="T17">&amp;&amp; </text:span><text:span text:style-name="T29">Vector</text:span><text:span text:style-name="T17">(</text:span><text:span text:style-name="T34">p3_</text:span><text:span text:style-name="T17">, </text:span><text:span text:style-name="T34">p4_</text:span><text:span text:style-name="T17">).length() == </text:span><text:span text:style-name="T29">Vector</text:span><text:span text:style-name="T17">(</text:span><text:span text:style-name="T34">p2_</text:span><text:span text:style-name="T17">, </text:span><text:span text:style-name="T34">p3_</text:span><text:span text:style-name="T17">).length()</text:span></text:p>
      <text:p text:style-name="P38"><text:s text:c="8"/><text:span text:style-name="T17">&amp;&amp; </text:span><text:span text:style-name="T29">Vector</text:span><text:span text:style-name="T17">(</text:span><text:span text:style-name="T34">p1_</text:span><text:span text:style-name="T17">, </text:span><text:span text:style-name="T34">p2_</text:span><text:span text:style-name="T17">).length() == </text:span><text:span text:style-name="T29">Vector</text:span><text:span text:style-name="T17">(</text:span><text:span text:style-name="T34">p2_</text:span><text:span text:style-name="T17">, </text:span><text:span text:style-name="T34">p3_</text:span><text:span text:style-name="T17">).length()) {</text:span></text:p>
      <text:p text:style-name="P38"><text:s text:c="4"/><text:span text:style-name="T17">} </text:span><text:span text:style-name="T14">else if </text:span><text:span text:style-name="T17">(</text:span><text:span text:style-name="T29">Vector</text:span><text:span text:style-name="T17">(</text:span><text:span text:style-name="T34">p1_</text:span><text:span text:style-name="T17">, </text:span><text:span text:style-name="T34">p4_</text:span><text:span text:style-name="T17">).length() == </text:span><text:span text:style-name="T29">Vector</text:span><text:span text:style-name="T17">(</text:span><text:span text:style-name="T34">p1_</text:span><text:span text:style-name="T17">, </text:span><text:span text:style-name="T34">p3_</text:span><text:span text:style-name="T17">).length()</text:span></text:p>
      <text:p text:style-name="P38"><text:s text:c="11"/><text:span text:style-name="T17">&amp;&amp; </text:span><text:span text:style-name="T29">Vector</text:span><text:span text:style-name="T17">(</text:span><text:span text:style-name="T34">p2_</text:span><text:span text:style-name="T17">, </text:span><text:span text:style-name="T34">p3_</text:span><text:span text:style-name="T17">).length() == </text:span><text:span text:style-name="T29">Vector</text:span><text:span text:style-name="T17">(</text:span><text:span text:style-name="T34">p2_</text:span><text:span text:style-name="T17">, </text:span><text:span text:style-name="T34">p4_</text:span><text:span text:style-name="T17">).length()</text:span></text:p>
      <text:p text:style-name="P38"><text:s text:c="11"/><text:span text:style-name="T17">&amp;&amp; </text:span><text:span text:style-name="T29">Vector</text:span><text:span text:style-name="T17">(</text:span><text:span text:style-name="T34">p1_</text:span><text:span text:style-name="T17">, </text:span><text:span text:style-name="T34">p4_</text:span><text:span text:style-name="T17">).length() == </text:span><text:span text:style-name="T29">Vector</text:span><text:span text:style-name="T17">(</text:span><text:span text:style-name="T34">p2_</text:span><text:span text:style-name="T17">, </text:span><text:span text:style-name="T34">p4_</text:span><text:span text:style-name="T17">).length()) {</text:span></text:p>
      <text:p text:style-name="P38"><text:s text:c="8"/><text:span text:style-name="T29">std</text:span><text:span text:style-name="T17">::swap(</text:span><text:span text:style-name="T34">p2_</text:span><text:span text:style-name="T17">, </text:span><text:span text:style-name="T34">p3_</text:span><text:span text:style-name="T17">);</text:span></text:p>
      <text:p text:style-name="P38"><text:s text:c="4"/><text:span text:style-name="T17">} </text:span><text:span text:style-name="T14">else if </text:span><text:span text:style-name="T17">(</text:span><text:span text:style-name="T29">Vector</text:span><text:span text:style-name="T17">(</text:span><text:span text:style-name="T34">p1_</text:span><text:span text:style-name="T17">, </text:span><text:span text:style-name="T34">p3_</text:span><text:span text:style-name="T17">).length() == </text:span><text:span text:style-name="T29">Vector</text:span><text:span text:style-name="T17">(</text:span><text:span text:style-name="T34">p1_</text:span><text:span text:style-name="T17">, </text:span><text:span text:style-name="T34">p2_</text:span><text:span text:style-name="T17">).length()</text:span></text:p>
      <text:p text:style-name="P38"><text:s text:c="14"/><text:span text:style-name="T17">&amp;&amp; </text:span><text:span text:style-name="T29">Vector</text:span><text:span text:style-name="T17">(</text:span><text:span text:style-name="T34">p2_</text:span><text:span text:style-name="T17">, </text:span><text:span text:style-name="T34">p4_</text:span><text:span text:style-name="T17">).length() == </text:span><text:span text:style-name="T29">Vector</text:span><text:span text:style-name="T17">(</text:span><text:span text:style-name="T34">p3_</text:span><text:span text:style-name="T17">, </text:span><text:span text:style-name="T34">p4_</text:span><text:span text:style-name="T17">).length()</text:span></text:p>
      <text:p text:style-name="P38"><text:s text:c="14"/><text:span text:style-name="T17">&amp;&amp; </text:span><text:span text:style-name="T29">Vector</text:span><text:span text:style-name="T17">(</text:span><text:span text:style-name="T34">p1_</text:span><text:span text:style-name="T17">, </text:span><text:span text:style-name="T34">p2_</text:span><text:span text:style-name="T17">).length() == </text:span><text:span text:style-name="T29">Vector</text:span><text:span text:style-name="T17">(</text:span><text:span text:style-name="T34">p2_</text:span><text:span text:style-name="T17">, </text:span><text:span text:style-name="T34">p4_</text:span><text:span text:style-name="T17">).length()) {</text:span></text:p>
      <text:p text:style-name="P38"><text:s text:c="8"/><text:span text:style-name="T29">std</text:span><text:span text:style-name="T17">::swap(</text:span><text:span text:style-name="T34">p3_</text:span><text:span text:style-name="T17">, </text:span><text:span text:style-name="T34">p4_</text:span><text:span text:style-name="T17">);</text:span></text:p>
      <text:p text:style-name="P38"><text:s text:c="4"/><text:span text:style-name="T17">} </text:span><text:span text:style-name="T14">else </text:span><text:span text:style-name="T17">{</text:span></text:p>
      <text:p text:style-name="P38"><text:s text:c="8"/><text:span text:style-name="T14">throw </text:span><text:span text:style-name="T29">std</text:span><text:span text:style-name="T17">::</text:span><text:span text:style-name="T29">logic_error</text:span><text:span text:style-name="T17">(</text:span><text:span text:style-name="T10">"This is not rhombus, sides arent equal"</text:span><text:span text:style-name="T17">);</text:span></text:p>
      <text:p text:style-name="P38"><text:s text:c="4"/><text:span text:style-name="T17">}</text:span></text:p>
      <text:p text:style-name="P34">}</text:p>
      <text:p text:style-name="P34"><text:span text:style-name="T13">void </text:span><text:span text:style-name="T28">Rhombus</text:span>::Print(<text:span text:style-name="T28">std</text:span>::<text:span text:style-name="T30">ostream</text:span>&amp; os) <text:span text:style-name="T13">const </text:span>{</text:p>
      <text:p text:style-name="P38"><text:s text:c="4"/><text:span text:style-name="T17">os </text:span><text:span text:style-name="T29">&lt;&lt; </text:span><text:span text:style-name="T10">"Rhombus, p1: " </text:span><text:span text:style-name="T29">&lt;&lt; </text:span><text:span text:style-name="T34">p1_ </text:span><text:span text:style-name="T29">&lt;&lt; </text:span><text:span text:style-name="T10">", p2: " </text:span><text:span text:style-name="T29">&lt;&lt; </text:span><text:span text:style-name="T34">p2_ </text:span><text:span text:style-name="T29">&lt;&lt; </text:span><text:span text:style-name="T10">", p3: " </text:span><text:span text:style-name="T29">&lt;&lt; </text:span><text:span text:style-name="T34">p3_ </text:span><text:span text:style-name="T29">&lt;&lt; </text:span><text:span text:style-name="T10">", p4: " </text:span><text:span text:style-name="T29">&lt;&lt; </text:span><text:span text:style-name="T34">p4_</text:span><text:span text:style-name="T17">;</text:span></text:p>
      <text:p text:style-name="P34">}</text:p>
      <text:p text:style-name="P34"><text:span text:style-name="T28">Rhombus</text:span>::<text:span text:style-name="T33">Rhombus</text:span>(<text:span text:style-name="T28">std</text:span>::<text:span text:style-name="T30">istream </text:span>&amp;is) {</text:p>
      <text:p text:style-name="P38"><text:s text:c="4"/><text:span text:style-name="T29">Point </text:span><text:span text:style-name="T17">p1,p2,p3,p4;</text:span></text:p>
      <text:p text:style-name="P38"><text:s text:c="4"/><text:span text:style-name="T17">is </text:span><text:span text:style-name="T29">&gt;&gt; </text:span><text:span text:style-name="T17">p1 </text:span><text:span text:style-name="T29">&gt;&gt; </text:span><text:span text:style-name="T17">p2 </text:span><text:span text:style-name="T29">&gt;&gt; </text:span><text:span text:style-name="T17">p3 </text:span><text:span text:style-name="T29">&gt;&gt; </text:span><text:span text:style-name="T17">p4;</text:span></text:p>
      <text:p text:style-name="P38"><text:s text:c="4"/><text:span text:style-name="T17">*</text:span><text:span text:style-name="T14">this </text:span><text:span text:style-name="T17">= </text:span><text:span text:style-name="T29">Rhombus</text:span><text:span text:style-name="T17">(p1,p2,p3,p4);</text:span></text:p>
      <text:p text:style-name="P41">}</text:p>
      <text:p text:style-name="P33"><text:soft-page-break/><text:span text:style-name="T25">Pentagon</text:span><text:span text:style-name="T24">.</text:span><text:span text:style-name="T25">h</text:span></text:p>
      <text:p text:style-name="P36"><text:span text:style-name="T5">#</text:span><text:span text:style-name="T6">pragma</text:span><text:span text:style-name="T5"> </text:span><text:span text:style-name="T9">once</text:span></text:p>
      <text:p text:style-name="P34"><text:span text:style-name="T4">#include </text:span><text:span text:style-name="T8">"../Figure.h"</text:span></text:p>
      <text:p text:style-name="P34"><text:span text:style-name="T13">class </text:span><text:span text:style-name="T28">Pentagon </text:span>: <text:span text:style-name="T13">public </text:span><text:span text:style-name="T28">Figure </text:span>{</text:p>
      <text:p text:style-name="P34"><text:span text:style-name="T13">public</text:span>:</text:p>
      <text:p text:style-name="P38"><text:s text:c="4"/><text:span text:style-name="T17">Pentagon(</text:span><text:span text:style-name="T29">std</text:span><text:span text:style-name="T17">::</text:span><text:span text:style-name="T31">istream</text:span><text:span text:style-name="T17">&amp; is);</text:span></text:p>
      <text:p text:style-name="P38"><text:s text:c="4"/><text:span text:style-name="T14">explicit </text:span><text:span text:style-name="T17">Pentagon(</text:span><text:span text:style-name="T14">const </text:span><text:span text:style-name="T29">Point</text:span><text:span text:style-name="T17">&amp; p1, </text:span><text:span text:style-name="T14">const </text:span><text:span text:style-name="T29">Point</text:span><text:span text:style-name="T17">&amp; p2, </text:span><text:span text:style-name="T14">const </text:span><text:span text:style-name="T29">Point</text:span><text:span text:style-name="T17">&amp; p3, </text:span><text:span text:style-name="T14">const </text:span><text:span text:style-name="T29">Point</text:span><text:span text:style-name="T17">&amp; p4, </text:span><text:span text:style-name="T14">const </text:span><text:span text:style-name="T29">Point</text:span><text:span text:style-name="T17">&amp; p5);</text:span></text:p>
      <text:p text:style-name="P38"><text:s text:c="4"/><text:span text:style-name="T14">void </text:span><text:span text:style-name="T17">Print(</text:span><text:span text:style-name="T29">std</text:span><text:span text:style-name="T17">::</text:span><text:span text:style-name="T31">ostream</text:span><text:span text:style-name="T17">&amp; os) </text:span><text:span text:style-name="T14">const override</text:span><text:span text:style-name="T17">;</text:span></text:p>
      <text:p text:style-name="P34"><text:span text:style-name="T13">private</text:span>:</text:p>
      <text:p text:style-name="P38"><text:s text:c="4"/><text:span text:style-name="T29">Point </text:span><text:span text:style-name="T34">p1_</text:span><text:span text:style-name="T17">, </text:span><text:span text:style-name="T34">p2_</text:span><text:span text:style-name="T17">, </text:span><text:span text:style-name="T34">p3_</text:span><text:span text:style-name="T17">, </text:span><text:span text:style-name="T34">p4_</text:span><text:span text:style-name="T17">, </text:span><text:span text:style-name="T34">p5_</text:span><text:span text:style-name="T17">;</text:span></text:p>
      <text:p text:style-name="P41">};</text:p>
      <text:p text:style-name="P33"><text:span text:style-name="T25">Pentagon</text:span><text:span text:style-name="T24">.</text:span><text:span text:style-name="T25">cpp</text:span></text:p>
      <text:p text:style-name="P36"><text:span text:style-name="T5">#include </text:span><text:span text:style-name="T9">"Pentagon.h"</text:span></text:p>
      <text:p text:style-name="P34"><text:span text:style-name="T28">Pentagon</text:span>::Pentagon(<text:span text:style-name="T13">const </text:span><text:span text:style-name="T28">Point</text:span>&amp; p1, <text:span text:style-name="T13">const </text:span><text:span text:style-name="T28">Point</text:span>&amp; p2, <text:span text:style-name="T13">const </text:span><text:span text:style-name="T28">Point</text:span>&amp; p3, <text:span text:style-name="T13">const </text:span><text:span text:style-name="T28">Point</text:span>&amp; p4, <text:span text:style-name="T13">const </text:span><text:span text:style-name="T28">Point</text:span>&amp; p5)</text:p>
      <text:p text:style-name="P38"><text:s text:c="8"/><text:span text:style-name="T17">: </text:span><text:span text:style-name="T34">p1_</text:span><text:span text:style-name="T17">(p1), </text:span><text:span text:style-name="T34">p2_</text:span><text:span text:style-name="T17">(p2), </text:span><text:span text:style-name="T34">p3_</text:span><text:span text:style-name="T17">(p3), </text:span><text:span text:style-name="T34">p4_</text:span><text:span text:style-name="T17">(p4), </text:span><text:span text:style-name="T34">p5_</text:span><text:span text:style-name="T17">(p5) {}</text:span></text:p>
      <text:p text:style-name="P34"><text:span text:style-name="T13">void </text:span><text:span text:style-name="T28">Pentagon</text:span>::Print(<text:span text:style-name="T28">std</text:span>::<text:span text:style-name="T30">ostream</text:span>&amp; os) <text:span text:style-name="T13">const </text:span>{</text:p>
      <text:p text:style-name="P38"><text:s text:c="4"/><text:span text:style-name="T17">os </text:span><text:span text:style-name="T29">&lt;&lt; </text:span><text:span text:style-name="T10">"Pentagon, p1: " </text:span><text:span text:style-name="T29">&lt;&lt; </text:span><text:span text:style-name="T34">p1_ </text:span><text:span text:style-name="T29">&lt;&lt; </text:span><text:span text:style-name="T10">", p2: " </text:span><text:span text:style-name="T29">&lt;&lt; </text:span><text:span text:style-name="T34">p2_ </text:span><text:span text:style-name="T29">&lt;&lt; </text:span><text:span text:style-name="T10">", p3: " </text:span><text:span text:style-name="T29">&lt;&lt; </text:span><text:span text:style-name="T34">p3_ </text:span><text:span text:style-name="T29">&lt;&lt; </text:span><text:span text:style-name="T10">", p4: " </text:span><text:span text:style-name="T29">&lt;&lt; </text:span><text:span text:style-name="T34">p4_ </text:span><text:span text:style-name="T29">&lt;&lt; </text:span><text:span text:style-name="T10">", p5: " </text:span><text:span text:style-name="T29">&lt;&lt; </text:span><text:span text:style-name="T34">p5_</text:span><text:span text:style-name="T17">;</text:span></text:p>
      <text:p text:style-name="P34">}</text:p>
      <text:p text:style-name="P34"><text:span text:style-name="T28">Pentagon</text:span>::<text:span text:style-name="T33">Pentagon</text:span>(<text:span text:style-name="T28">std</text:span>::<text:span text:style-name="T30">istream </text:span>&amp;is) {</text:p>
      <text:p text:style-name="P38"><text:s text:c="4"/><text:span text:style-name="T29">Point </text:span><text:span text:style-name="T17">p1, p2, p3, p4, p5;</text:span></text:p>
      <text:p text:style-name="P38"><text:s text:c="4"/><text:span text:style-name="T17">is </text:span><text:span text:style-name="T29">&gt;&gt; </text:span><text:span text:style-name="T17">p1 </text:span><text:span text:style-name="T29">&gt;&gt; </text:span><text:span text:style-name="T17">p2 </text:span><text:span text:style-name="T29">&gt;&gt; </text:span><text:span text:style-name="T17">p3 </text:span><text:span text:style-name="T29">&gt;&gt; </text:span><text:span text:style-name="T17">p4 </text:span><text:span text:style-name="T29">&gt;&gt; </text:span><text:span text:style-name="T17">p5;</text:span></text:p>
      <text:p text:style-name="P38"><text:s text:c="4"/><text:span text:style-name="T17">*</text:span><text:span text:style-name="T14">this </text:span><text:span text:style-name="T17">= </text:span><text:span text:style-name="T29">Pentagon</text:span><text:span text:style-name="T17">(p1,p2,p3,p4,p5);</text:span></text:p>
      <text:p text:style-name="P41">}</text:p>
      <text:list xml:id="list41146242468770" text:continue-numbering="true" text:style-name="WWNum2">
        <text:list-item>
          <text:p text:style-name="P22">Вывод</text:p>
        </text:list-item>
      </text:list>
      <text:p text:style-name="P13"><text:tab/><text:span text:style-name="T32">Выполняя данную работу, я узнал о возможностях асинхронного программирования в C++. Этот язык предоставляет возможность щапускать функции асинхронно, создавать новые потоки, а так же синхронизировать их с помощью примитивов синхронизации (mutex, condition_variable) и оберток для них(unqiue_lock, lock_guard). Кроме того, я познакомился с библиотекой boost, в частности с ее фреймворком для юнит тестов.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2-30T04:11:45.135988317</dc:date>
    <meta:editing-cycles>27</meta:editing-cycles>
    <meta:editing-duration>PT3H16M54S</meta:editing-duration>
    <meta:generator>LibreOffice/6.0.7.3$Linux_X86_64 LibreOffice_project/00m0$Build-3</meta:generator>
    <meta:document-statistic meta:table-count="0" meta:image-count="0" meta:object-count="0" meta:page-count="13" meta:paragraph-count="510" meta:word-count="2116" meta:character-count="16529" meta:non-whitespace-character-count="13479"/>
  </office:meta>
</office:document-meta>
</file>